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1d1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otprod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red(+)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7.2" calcext:value-type="float">
            <text:p>2087.2</text:p>
          </table:table-cell>
          <table:table-cell office:value-type="float" office:value="705.894865" calcext:value-type="float">
            <text:p>705.894865</text:p>
          </table:table-cell>
          <table:table-cell office:value-type="float" office:value="100" calcext:value-type="float">
            <text:p>100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50" calcext:value-type="float">
            <text:p>50</text:p>
          </table:table-cell>
          <table:table-cell office:value-type="float" office:value="1258.3" calcext:value-type="float">
            <text:p>1258.3</text:p>
          </table:table-cell>
          <table:table-cell office:value-type="float" office:value="149.032916" calcext:value-type="float">
            <text:p>149.032916</text:p>
          </table:table-cell>
          <table:table-cell office:value-type="float" office:value="98" calcext:value-type="float">
            <text:p>98</text:p>
          </table:table-cell>
          <table:table-cell office:value-type="float" office:value="0.398438" calcext:value-type="float">
            <text:p>0.398438</text:p>
          </table:table-cell>
          <table:table-cell office:value-type="float" office:value="50" calcext:value-type="float">
            <text:p>50</text:p>
          </table:table-cell>
          <table:table-cell office:value-type="float" office:value="1266.9" calcext:value-type="float">
            <text:p>1266.9</text:p>
          </table:table-cell>
          <table:table-cell office:value-type="float" office:value="101.177517" calcext:value-type="float">
            <text:p>101.177517</text:p>
          </table:table-cell>
          <table:table-cell office:value-type="float" office:value="49" calcext:value-type="float">
            <text:p>49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17.7" calcext:value-type="float">
            <text:p>2317.7</text:p>
          </table:table-cell>
          <table:table-cell office:value-type="float" office:value="172.788917" calcext:value-type="float">
            <text:p>172.788917</text:p>
          </table:table-cell>
          <table:table-cell office:value-type="float" office:value="200" calcext:value-type="float">
            <text:p>200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100" calcext:value-type="float">
            <text:p>100</text:p>
          </table:table-cell>
          <table:table-cell office:value-type="float" office:value="1767.3" calcext:value-type="float">
            <text:p>1767.3</text:p>
          </table:table-cell>
          <table:table-cell office:value-type="float" office:value="84.75264" calcext:value-type="float">
            <text:p>84.75264</text:p>
          </table:table-cell>
          <table:table-cell office:value-type="float" office:value="198" calcext:value-type="float">
            <text:p>198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100" calcext:value-type="float">
            <text:p>100</text:p>
          </table:table-cell>
          <table:table-cell office:value-type="float" office:value="1779.7" calcext:value-type="float">
            <text:p>1779.7</text:p>
          </table:table-cell>
          <table:table-cell office:value-type="float" office:value="36.055651" calcext:value-type="float">
            <text:p>36.055651</text:p>
          </table:table-cell>
          <table:table-cell office:value-type="float" office:value="99" calcext:value-type="float">
            <text:p>99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27.1" calcext:value-type="float">
            <text:p>2827.1</text:p>
          </table:table-cell>
          <table:table-cell office:value-type="float" office:value="100.324922" calcext:value-type="float">
            <text:p>100.324922</text:p>
          </table:table-cell>
          <table:table-cell office:value-type="float" office:value="300" calcext:value-type="float">
            <text:p>300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150" calcext:value-type="float">
            <text:p>150</text:p>
          </table:table-cell>
          <table:table-cell office:value-type="float" office:value="2344" calcext:value-type="float">
            <text:p>2344</text:p>
          </table:table-cell>
          <table:table-cell office:value-type="float" office:value="101.30844" calcext:value-type="float">
            <text:p>101.30844</text:p>
          </table:table-cell>
          <table:table-cell office:value-type="float" office:value="298" calcext:value-type="float">
            <text:p>298</text:p>
          </table:table-cell>
          <table:table-cell office:value-type="float" office:value="1.179688" calcext:value-type="float">
            <text:p>1.179688</text:p>
          </table:table-cell>
          <table:table-cell office:value-type="float" office:value="150" calcext:value-type="float">
            <text:p>150</text:p>
          </table:table-cell>
          <table:table-cell office:value-type="float" office:value="2344.3" calcext:value-type="float">
            <text:p>2344.3</text:p>
          </table:table-cell>
          <table:table-cell office:value-type="float" office:value="28.117788" calcext:value-type="float">
            <text:p>28.117788</text:p>
          </table:table-cell>
          <table:table-cell office:value-type="float" office:value="149" calcext:value-type="float">
            <text:p>149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79.5" calcext:value-type="float">
            <text:p>3379.5</text:p>
          </table:table-cell>
          <table:table-cell office:value-type="float" office:value="139.773567" calcext:value-type="float">
            <text:p>139.773567</text:p>
          </table:table-cell>
          <table:table-cell office:value-type="float" office:value="400" calcext:value-type="float">
            <text:p>400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200" calcext:value-type="float">
            <text:p>200</text:p>
          </table:table-cell>
          <table:table-cell office:value-type="float" office:value="2874.9" calcext:value-type="float">
            <text:p>2874.9</text:p>
          </table:table-cell>
          <table:table-cell office:value-type="float" office:value="70.923127" calcext:value-type="float">
            <text:p>70.923127</text:p>
          </table:table-cell>
          <table:table-cell office:value-type="float" office:value="398" calcext:value-type="float">
            <text:p>398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200" calcext:value-type="float">
            <text:p>200</text:p>
          </table:table-cell>
          <table:table-cell office:value-type="float" office:value="2972.4" calcext:value-type="float">
            <text:p>2972.4</text:p>
          </table:table-cell>
          <table:table-cell office:value-type="float" office:value="99.252406" calcext:value-type="float">
            <text:p>99.252406</text:p>
          </table:table-cell>
          <table:table-cell office:value-type="float" office:value="199" calcext:value-type="float">
            <text:p>199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5.2" calcext:value-type="float">
            <text:p>1355.2</text:p>
          </table:table-cell>
          <table:table-cell office:value-type="float" office:value="1281.47632" calcext:value-type="float">
            <text:p>1281.47632</text:p>
          </table:table-cell>
          <table:table-cell office:value-type="float" office:value="500" calcext:value-type="float">
            <text:p>500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250" calcext:value-type="float">
            <text:p>250</text:p>
          </table:table-cell>
          <table:table-cell office:value-type="float" office:value="1189.1" calcext:value-type="float">
            <text:p>1189.1</text:p>
          </table:table-cell>
          <table:table-cell office:value-type="float" office:value="1111.213071" calcext:value-type="float">
            <text:p>1111.213071</text:p>
          </table:table-cell>
          <table:table-cell office:value-type="float" office:value="498" calcext:value-type="float">
            <text:p>498</text:p>
          </table:table-cell>
          <table:table-cell office:value-type="float" office:value="1.960938" calcext:value-type="float">
            <text:p>1.960938</text:p>
          </table:table-cell>
          <table:table-cell office:value-type="float" office:value="250" calcext:value-type="float">
            <text:p>250</text:p>
          </table:table-cell>
          <table:table-cell office:value-type="float" office:value="1225.1" calcext:value-type="float">
            <text:p>1225.1</text:p>
          </table:table-cell>
          <table:table-cell office:value-type="float" office:value="1123.887846" calcext:value-type="float">
            <text:p>1123.887846</text:p>
          </table:table-cell>
          <table:table-cell office:value-type="float" office:value="249" calcext:value-type="float">
            <text:p>249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1.7" calcext:value-type="float">
            <text:p>831.7</text:p>
          </table:table-cell>
          <table:table-cell office:value-type="float" office:value="37.475459" calcext:value-type="float">
            <text:p>37.475459</text:p>
          </table:table-cell>
          <table:table-cell office:value-type="float" office:value="600" calcext:value-type="float">
            <text:p>600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300" calcext:value-type="float">
            <text:p>300</text:p>
          </table:table-cell>
          <table:table-cell office:value-type="float" office:value="753.4" calcext:value-type="float">
            <text:p>753.4</text:p>
          </table:table-cell>
          <table:table-cell office:value-type="float" office:value="33.383229" calcext:value-type="float">
            <text:p>33.383229</text:p>
          </table:table-cell>
          <table:table-cell office:value-type="float" office:value="598" calcext:value-type="float">
            <text:p>598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300" calcext:value-type="float">
            <text:p>300</text:p>
          </table:table-cell>
          <table:table-cell office:value-type="float" office:value="755.4" calcext:value-type="float">
            <text:p>755.4</text:p>
          </table:table-cell>
          <table:table-cell office:value-type="float" office:value="15.583324" calcext:value-type="float">
            <text:p>15.583324</text:p>
          </table:table-cell>
          <table:table-cell office:value-type="float" office:value="299" calcext:value-type="float">
            <text:p>299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94.8" calcext:value-type="float">
            <text:p>3194.8</text:p>
          </table:table-cell>
          <table:table-cell office:value-type="float" office:value="6704.552838" calcext:value-type="float">
            <text:p>6704.552838</text:p>
          </table:table-cell>
          <table:table-cell office:value-type="float" office:value="700" calcext:value-type="float">
            <text:p>700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350" calcext:value-type="float">
            <text:p>350</text:p>
          </table:table-cell>
          <table:table-cell office:value-type="float" office:value="893" calcext:value-type="float">
            <text:p>893</text:p>
          </table:table-cell>
          <table:table-cell office:value-type="float" office:value="101.948026" calcext:value-type="float">
            <text:p>101.948026</text:p>
          </table:table-cell>
          <table:table-cell office:value-type="float" office:value="698" calcext:value-type="float">
            <text:p>698</text:p>
          </table:table-cell>
          <table:table-cell office:value-type="float" office:value="2.742188" calcext:value-type="float">
            <text:p>2.742188</text:p>
          </table:table-cell>
          <table:table-cell office:value-type="float" office:value="350" calcext:value-type="float">
            <text:p>350</text:p>
          </table:table-cell>
          <table:table-cell office:value-type="float" office:value="894.8" calcext:value-type="float">
            <text:p>894.8</text:p>
          </table:table-cell>
          <table:table-cell office:value-type="float" office:value="113.585915" calcext:value-type="float">
            <text:p>113.585915</text:p>
          </table:table-cell>
          <table:table-cell office:value-type="float" office:value="349" calcext:value-type="float">
            <text:p>349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0.4" calcext:value-type="float">
            <text:p>1030.4</text:p>
          </table:table-cell>
          <table:table-cell office:value-type="float" office:value="52.596958" calcext:value-type="float">
            <text:p>52.596958</text:p>
          </table:table-cell>
          <table:table-cell office:value-type="float" office:value="800" calcext:value-type="float">
            <text:p>800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400" calcext:value-type="float">
            <text:p>400</text:p>
          </table:table-cell>
          <table:table-cell office:value-type="float" office:value="942.1" calcext:value-type="float">
            <text:p>942.1</text:p>
          </table:table-cell>
          <table:table-cell office:value-type="float" office:value="21.860695" calcext:value-type="float">
            <text:p>21.860695</text:p>
          </table:table-cell>
          <table:table-cell office:value-type="float" office:value="798" calcext:value-type="float">
            <text:p>798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400" calcext:value-type="float">
            <text:p>400</text:p>
          </table:table-cell>
          <table:table-cell office:value-type="float" office:value="951.9" calcext:value-type="float">
            <text:p>951.9</text:p>
          </table:table-cell>
          <table:table-cell office:value-type="float" office:value="15.725457" calcext:value-type="float">
            <text:p>15.725457</text:p>
          </table:table-cell>
          <table:table-cell office:value-type="float" office:value="399" calcext:value-type="float">
            <text:p>39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43.4" calcext:value-type="float">
            <text:p>1143.4</text:p>
          </table:table-cell>
          <table:table-cell office:value-type="float" office:value="41.959981" calcext:value-type="float">
            <text:p>41.959981</text:p>
          </table:table-cell>
          <table:table-cell office:value-type="float" office:value="900" calcext:value-type="float">
            <text:p>900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450" calcext:value-type="float">
            <text:p>450</text:p>
          </table:table-cell>
          <table:table-cell office:value-type="float" office:value="1037.4" calcext:value-type="float">
            <text:p>1037.4</text:p>
          </table:table-cell>
          <table:table-cell office:value-type="float" office:value="15.402597" calcext:value-type="float">
            <text:p>15.402597</text:p>
          </table:table-cell>
          <table:table-cell office:value-type="float" office:value="898" calcext:value-type="float">
            <text:p>898</text:p>
          </table:table-cell>
          <table:table-cell office:value-type="float" office:value="3.523438" calcext:value-type="float">
            <text:p>3.523438</text:p>
          </table:table-cell>
          <table:table-cell office:value-type="float" office:value="450" calcext:value-type="float">
            <text:p>450</text:p>
          </table:table-cell>
          <table:table-cell office:value-type="float" office:value="1046.8" calcext:value-type="float">
            <text:p>1046.8</text:p>
          </table:table-cell>
          <table:table-cell office:value-type="float" office:value="2.481935" calcext:value-type="float">
            <text:p>2.481935</text:p>
          </table:table-cell>
          <table:table-cell office:value-type="float" office:value="449" calcext:value-type="float">
            <text:p>449</text:p>
          </table:table-cell>
          <table:table-cell office:value-type="float" office:value="3.515625" calcext:value-type="float">
            <text:p>3.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6.3" calcext:value-type="float">
            <text:p>1206.3</text:p>
          </table:table-cell>
          <table:table-cell office:value-type="float" office:value="36.141527" calcext:value-type="float">
            <text:p>36.141527</text:p>
          </table:table-cell>
          <table:table-cell office:value-type="float" office:value="1000" calcext:value-type="float">
            <text:p>1000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500" calcext:value-type="float">
            <text:p>500</text:p>
          </table:table-cell>
          <table:table-cell office:value-type="float" office:value="1144.9" calcext:value-type="float">
            <text:p>1144.9</text:p>
          </table:table-cell>
          <table:table-cell office:value-type="float" office:value="31.747283" calcext:value-type="float">
            <text:p>31.747283</text:p>
          </table:table-cell>
          <table:table-cell office:value-type="float" office:value="998" calcext:value-type="float">
            <text:p>998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500" calcext:value-type="float">
            <text:p>500</text:p>
          </table:table-cell>
          <table:table-cell office:value-type="float" office:value="1159.3" calcext:value-type="float">
            <text:p>1159.3</text:p>
          </table:table-cell>
          <table:table-cell office:value-type="float" office:value="15.824348" calcext:value-type="float">
            <text:p>15.824348</text:p>
          </table:table-cell>
          <table:table-cell office:value-type="float" office:value="499" calcext:value-type="float">
            <text:p>499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77.2" calcext:value-type="float">
            <text:p>1377.2</text:p>
          </table:table-cell>
          <table:table-cell office:value-type="float" office:value="86.08461" calcext:value-type="float">
            <text:p>86.08461</text:p>
          </table:table-cell>
          <table:table-cell office:value-type="float" office:value="1100" calcext:value-type="float">
            <text:p>1100</text:p>
          </table:table-cell>
          <table:table-cell office:value-type="float" office:value="8.601562" calcext:value-type="float">
            <text:p>8.601562</text:p>
          </table:table-cell>
          <table:table-cell office:value-type="float" office:value="550" calcext:value-type="float">
            <text:p>550</text:p>
          </table:table-cell>
          <table:table-cell office:value-type="float" office:value="1295.8" calcext:value-type="float">
            <text:p>1295.8</text:p>
          </table:table-cell>
          <table:table-cell office:value-type="float" office:value="47.368344" calcext:value-type="float">
            <text:p>47.368344</text:p>
          </table:table-cell>
          <table:table-cell office:value-type="float" office:value="1098" calcext:value-type="float">
            <text:p>1098</text:p>
          </table:table-cell>
          <table:table-cell office:value-type="float" office:value="4.304688" calcext:value-type="float">
            <text:p>4.304688</text:p>
          </table:table-cell>
          <table:table-cell office:value-type="float" office:value="550" calcext:value-type="float">
            <text:p>550</text:p>
          </table:table-cell>
          <table:table-cell office:value-type="float" office:value="2913.6" calcext:value-type="float">
            <text:p>2913.6</text:p>
          </table:table-cell>
          <table:table-cell office:value-type="float" office:value="4803.421743" calcext:value-type="float">
            <text:p>4803.421743</text:p>
          </table:table-cell>
          <table:table-cell office:value-type="float" office:value="549" calcext:value-type="float">
            <text:p>549</text:p>
          </table:table-cell>
          <table:table-cell office:value-type="float" office:value="4.296875" calcext:value-type="float">
            <text:p>4.296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26.8" calcext:value-type="float">
            <text:p>1726.8</text:p>
          </table:table-cell>
          <table:table-cell office:value-type="float" office:value="224.122645" calcext:value-type="float">
            <text:p>224.122645</text:p>
          </table:table-cell>
          <table:table-cell office:value-type="float" office:value="1200" calcext:value-type="float">
            <text:p>1200</text:p>
          </table:table-cell>
          <table:table-cell office:value-type="float" office:value="9.382812" calcext:value-type="float">
            <text:p>9.382812</text:p>
          </table:table-cell>
          <table:table-cell office:value-type="float" office:value="600" calcext:value-type="float">
            <text:p>600</text:p>
          </table:table-cell>
          <table:table-cell office:value-type="float" office:value="3208.5" calcext:value-type="float">
            <text:p>3208.5</text:p>
          </table:table-cell>
          <table:table-cell office:value-type="float" office:value="4837.069304" calcext:value-type="float">
            <text:p>4837.069304</text:p>
          </table:table-cell>
          <table:table-cell office:value-type="float" office:value="1198" calcext:value-type="float">
            <text:p>1198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600" calcext:value-type="float">
            <text:p>600</text:p>
          </table:table-cell>
          <table:table-cell office:value-type="float" office:value="1482.1" calcext:value-type="float">
            <text:p>1482.1</text:p>
          </table:table-cell>
          <table:table-cell office:value-type="float" office:value="89.27312" calcext:value-type="float">
            <text:p>89.27312</text:p>
          </table:table-cell>
          <table:table-cell office:value-type="float" office:value="599" calcext:value-type="float">
            <text:p>599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15.4" calcext:value-type="float">
            <text:p>1715.4</text:p>
          </table:table-cell>
          <table:table-cell office:value-type="float" office:value="86.636251" calcext:value-type="float">
            <text:p>86.636251</text:p>
          </table:table-cell>
          <table:table-cell office:value-type="float" office:value="1300" calcext:value-type="float">
            <text:p>1300</text:p>
          </table:table-cell>
          <table:table-cell office:value-type="float" office:value="10.164062" calcext:value-type="float">
            <text:p>10.164062</text:p>
          </table:table-cell>
          <table:table-cell office:value-type="float" office:value="650" calcext:value-type="float">
            <text:p>650</text:p>
          </table:table-cell>
          <table:table-cell office:value-type="float" office:value="1618.2" calcext:value-type="float">
            <text:p>1618.2</text:p>
          </table:table-cell>
          <table:table-cell office:value-type="float" office:value="104.586615" calcext:value-type="float">
            <text:p>104.586615</text:p>
          </table:table-cell>
          <table:table-cell office:value-type="float" office:value="1298" calcext:value-type="float">
            <text:p>1298</text:p>
          </table:table-cell>
          <table:table-cell office:value-type="float" office:value="5.085938" calcext:value-type="float">
            <text:p>5.085938</text:p>
          </table:table-cell>
          <table:table-cell office:value-type="float" office:value="650" calcext:value-type="float">
            <text:p>650</text:p>
          </table:table-cell>
          <table:table-cell office:value-type="float" office:value="1640.1" calcext:value-type="float">
            <text:p>1640.1</text:p>
          </table:table-cell>
          <table:table-cell office:value-type="float" office:value="74.647773" calcext:value-type="float">
            <text:p>74.647773</text:p>
          </table:table-cell>
          <table:table-cell office:value-type="float" office:value="649" calcext:value-type="float">
            <text:p>649</text:p>
          </table:table-cell>
          <table:table-cell office:value-type="float" office:value="5.078125" calcext:value-type="float">
            <text:p>5.07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86" calcext:value-type="float">
            <text:p>1786</text:p>
          </table:table-cell>
          <table:table-cell office:value-type="float" office:value="59.241877" calcext:value-type="float">
            <text:p>59.241877</text:p>
          </table:table-cell>
          <table:table-cell office:value-type="float" office:value="1400" calcext:value-type="float">
            <text:p>1400</text:p>
          </table:table-cell>
          <table:table-cell office:value-type="float" office:value="10.945312" calcext:value-type="float">
            <text:p>10.945312</text:p>
          </table:table-cell>
          <table:table-cell office:value-type="float" office:value="700" calcext:value-type="float">
            <text:p>700</text:p>
          </table:table-cell>
          <table:table-cell office:value-type="float" office:value="1701.4" calcext:value-type="float">
            <text:p>1701.4</text:p>
          </table:table-cell>
          <table:table-cell office:value-type="float" office:value="21.680406" calcext:value-type="float">
            <text:p>21.680406</text:p>
          </table:table-cell>
          <table:table-cell office:value-type="float" office:value="1398" calcext:value-type="float">
            <text:p>1398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700" calcext:value-type="float">
            <text:p>700</text:p>
          </table:table-cell>
          <table:table-cell office:value-type="float" office:value="1733.4" calcext:value-type="float">
            <text:p>1733.4</text:p>
          </table:table-cell>
          <table:table-cell office:value-type="float" office:value="48.400826" calcext:value-type="float">
            <text:p>48.400826</text:p>
          </table:table-cell>
          <table:table-cell office:value-type="float" office:value="699" calcext:value-type="float">
            <text:p>699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127.6" calcext:value-type="float">
            <text:p>2127.6</text:p>
          </table:table-cell>
          <table:table-cell office:value-type="float" office:value="292.401847" calcext:value-type="float">
            <text:p>292.401847</text:p>
          </table:table-cell>
          <table:table-cell office:value-type="float" office:value="1500" calcext:value-type="float">
            <text:p>1500</text:p>
          </table:table-cell>
          <table:table-cell office:value-type="float" office:value="11.726562" calcext:value-type="float">
            <text:p>11.726562</text:p>
          </table:table-cell>
          <table:table-cell office:value-type="float" office:value="750" calcext:value-type="float">
            <text:p>750</text:p>
          </table:table-cell>
          <table:table-cell office:value-type="float" office:value="1867.3" calcext:value-type="float">
            <text:p>1867.3</text:p>
          </table:table-cell>
          <table:table-cell office:value-type="float" office:value="141.381081" calcext:value-type="float">
            <text:p>141.381081</text:p>
          </table:table-cell>
          <table:table-cell office:value-type="float" office:value="1498" calcext:value-type="float">
            <text:p>1498</text:p>
          </table:table-cell>
          <table:table-cell office:value-type="float" office:value="5.867188" calcext:value-type="float">
            <text:p>5.867188</text:p>
          </table:table-cell>
          <table:table-cell office:value-type="float" office:value="750" calcext:value-type="float">
            <text:p>750</text:p>
          </table:table-cell>
          <table:table-cell office:value-type="float" office:value="1869.1" calcext:value-type="float">
            <text:p>1869.1</text:p>
          </table:table-cell>
          <table:table-cell office:value-type="float" office:value="73.813888" calcext:value-type="float">
            <text:p>73.813888</text:p>
          </table:table-cell>
          <table:table-cell office:value-type="float" office:value="749" calcext:value-type="float">
            <text:p>749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91.7" calcext:value-type="float">
            <text:p>2091.7</text:p>
          </table:table-cell>
          <table:table-cell office:value-type="float" office:value="163.798077" calcext:value-type="float">
            <text:p>163.798077</text:p>
          </table:table-cell>
          <table:table-cell office:value-type="float" office:value="1600" calcext:value-type="float">
            <text:p>1600</text:p>
          </table:table-cell>
          <table:table-cell office:value-type="float" office:value="12.507812" calcext:value-type="float">
            <text:p>12.507812</text:p>
          </table:table-cell>
          <table:table-cell office:value-type="float" office:value="800" calcext:value-type="float">
            <text:p>800</text:p>
          </table:table-cell>
          <table:table-cell office:value-type="float" office:value="1920.4" calcext:value-type="float">
            <text:p>1920.4</text:p>
          </table:table-cell>
          <table:table-cell office:value-type="float" office:value="15.717506" calcext:value-type="float">
            <text:p>15.717506</text:p>
          </table:table-cell>
          <table:table-cell office:value-type="float" office:value="1598" calcext:value-type="float">
            <text:p>1598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800" calcext:value-type="float">
            <text:p>800</text:p>
          </table:table-cell>
          <table:table-cell office:value-type="float" office:value="1941.3" calcext:value-type="float">
            <text:p>1941.3</text:p>
          </table:table-cell>
          <table:table-cell office:value-type="float" office:value="21.424519" calcext:value-type="float">
            <text:p>21.424519</text:p>
          </table:table-cell>
          <table:table-cell office:value-type="float" office:value="799" calcext:value-type="float">
            <text:p>7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31.8" calcext:value-type="float">
            <text:p>2131.8</text:p>
          </table:table-cell>
          <table:table-cell office:value-type="float" office:value="94.867065" calcext:value-type="float">
            <text:p>94.867065</text:p>
          </table:table-cell>
          <table:table-cell office:value-type="float" office:value="1700" calcext:value-type="float">
            <text:p>1700</text:p>
          </table:table-cell>
          <table:table-cell office:value-type="float" office:value="13.289062" calcext:value-type="float">
            <text:p>13.289062</text:p>
          </table:table-cell>
          <table:table-cell office:value-type="float" office:value="850" calcext:value-type="float">
            <text:p>850</text:p>
          </table:table-cell>
          <table:table-cell office:value-type="float" office:value="2034.4" calcext:value-type="float">
            <text:p>2034.4</text:p>
          </table:table-cell>
          <table:table-cell office:value-type="float" office:value="15.32449" calcext:value-type="float">
            <text:p>15.32449</text:p>
          </table:table-cell>
          <table:table-cell office:value-type="float" office:value="1698" calcext:value-type="float">
            <text:p>1698</text:p>
          </table:table-cell>
          <table:table-cell office:value-type="float" office:value="6.648438" calcext:value-type="float">
            <text:p>6.648438</text:p>
          </table:table-cell>
          <table:table-cell office:value-type="float" office:value="850" calcext:value-type="float">
            <text:p>850</text:p>
          </table:table-cell>
          <table:table-cell office:value-type="float" office:value="2052.6" calcext:value-type="float">
            <text:p>2052.6</text:p>
          </table:table-cell>
          <table:table-cell office:value-type="float" office:value="17.22324" calcext:value-type="float">
            <text:p>17.22324</text:p>
          </table:table-cell>
          <table:table-cell office:value-type="float" office:value="849" calcext:value-type="float">
            <text:p>849</text:p>
          </table:table-cell>
          <table:table-cell office:value-type="float" office:value="6.640625" calcext:value-type="float">
            <text:p>6.640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197.5" calcext:value-type="float">
            <text:p>2197.5</text:p>
          </table:table-cell>
          <table:table-cell office:value-type="float" office:value="64.055054" calcext:value-type="float">
            <text:p>64.055054</text:p>
          </table:table-cell>
          <table:table-cell office:value-type="float" office:value="1800" calcext:value-type="float">
            <text:p>1800</text:p>
          </table:table-cell>
          <table:table-cell office:value-type="float" office:value="14.070312" calcext:value-type="float">
            <text:p>14.070312</text:p>
          </table:table-cell>
          <table:table-cell office:value-type="float" office:value="900" calcext:value-type="float">
            <text:p>900</text:p>
          </table:table-cell>
          <table:table-cell office:value-type="float" office:value="2140.1" calcext:value-type="float">
            <text:p>2140.1</text:p>
          </table:table-cell>
          <table:table-cell office:value-type="float" office:value="2.947881" calcext:value-type="float">
            <text:p>2.947881</text:p>
          </table:table-cell>
          <table:table-cell office:value-type="float" office:value="1798" calcext:value-type="float">
            <text:p>1798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900" calcext:value-type="float">
            <text:p>900</text:p>
          </table:table-cell>
          <table:table-cell office:value-type="float" office:value="2173.7" calcext:value-type="float">
            <text:p>2173.7</text:p>
          </table:table-cell>
          <table:table-cell office:value-type="float" office:value="20.707728" calcext:value-type="float">
            <text:p>20.707728</text:p>
          </table:table-cell>
          <table:table-cell office:value-type="float" office:value="899" calcext:value-type="float">
            <text:p>899</text:p>
          </table:table-cell>
          <table:table-cell office:value-type="float" office:value="7.03125" calcext:value-type="float">
            <text:p>7.03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76.8" calcext:value-type="float">
            <text:p>2276.8</text:p>
          </table:table-cell>
          <table:table-cell office:value-type="float" office:value="54.512017" calcext:value-type="float">
            <text:p>54.512017</text:p>
          </table:table-cell>
          <table:table-cell office:value-type="float" office:value="1900" calcext:value-type="float">
            <text:p>1900</text:p>
          </table:table-cell>
          <table:table-cell office:value-type="float" office:value="14.851562" calcext:value-type="float">
            <text:p>14.851562</text:p>
          </table:table-cell>
          <table:table-cell office:value-type="float" office:value="950" calcext:value-type="float">
            <text:p>950</text:p>
          </table:table-cell>
          <table:table-cell office:value-type="float" office:value="2253" calcext:value-type="float">
            <text:p>2253</text:p>
          </table:table-cell>
          <table:table-cell office:value-type="float" office:value="2.569047" calcext:value-type="float">
            <text:p>2.569047</text:p>
          </table:table-cell>
          <table:table-cell office:value-type="float" office:value="1898" calcext:value-type="float">
            <text:p>1898</text:p>
          </table:table-cell>
          <table:table-cell office:value-type="float" office:value="7.429688" calcext:value-type="float">
            <text:p>7.429688</text:p>
          </table:table-cell>
          <table:table-cell office:value-type="float" office:value="950" calcext:value-type="float">
            <text:p>950</text:p>
          </table:table-cell>
          <table:table-cell office:value-type="float" office:value="2282.4" calcext:value-type="float">
            <text:p>2282.4</text:p>
          </table:table-cell>
          <table:table-cell office:value-type="float" office:value="22.637138" calcext:value-type="float">
            <text:p>22.637138</text:p>
          </table:table-cell>
          <table:table-cell office:value-type="float" office:value="949" calcext:value-type="float">
            <text:p>949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85.9" calcext:value-type="float">
            <text:p>2385.9</text:p>
          </table:table-cell>
          <table:table-cell office:value-type="float" office:value="50.841814" calcext:value-type="float">
            <text:p>50.841814</text:p>
          </table:table-cell>
          <table:table-cell office:value-type="float" office:value="2000" calcext:value-type="float">
            <text:p>2000</text:p>
          </table:table-cell>
          <table:table-cell office:value-type="float" office:value="15.632812" calcext:value-type="float">
            <text:p>15.632812</text:p>
          </table:table-cell>
          <table:table-cell office:value-type="float" office:value="1000" calcext:value-type="float">
            <text:p>1000</text:p>
          </table:table-cell>
          <table:table-cell office:value-type="float" office:value="2382.5" calcext:value-type="float">
            <text:p>2382.5</text:p>
          </table:table-cell>
          <table:table-cell office:value-type="float" office:value="23.559499" calcext:value-type="float">
            <text:p>23.559499</text:p>
          </table:table-cell>
          <table:table-cell office:value-type="float" office:value="1998" calcext:value-type="float">
            <text:p>1998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1000" calcext:value-type="float">
            <text:p>1000</text:p>
          </table:table-cell>
          <table:table-cell office:value-type="float" office:value="2389.1" calcext:value-type="float">
            <text:p>2389.1</text:p>
          </table:table-cell>
          <table:table-cell office:value-type="float" office:value="4.205948" calcext:value-type="float">
            <text:p>4.205948</text:p>
          </table:table-cell>
          <table:table-cell office:value-type="float" office:value="999" calcext:value-type="float">
            <text:p>999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otprod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red(+)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97.5" calcext:value-type="float">
            <text:p>2897.5</text:p>
          </table:table-cell>
          <table:table-cell office:value-type="float" office:value="684.160836" calcext:value-type="float">
            <text:p>684.160836</text:p>
          </table:table-cell>
          <table:table-cell office:value-type="float" office:value="100" calcext:value-type="float">
            <text:p>100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50" calcext:value-type="float">
            <text:p>50</text:p>
          </table:table-cell>
          <table:table-cell office:value-type="float" office:value="1961.9" calcext:value-type="float">
            <text:p>1961.9</text:p>
          </table:table-cell>
          <table:table-cell office:value-type="float" office:value="377.347174" calcext:value-type="float">
            <text:p>377.347174</text:p>
          </table:table-cell>
          <table:table-cell office:value-type="float" office:value="98" calcext:value-type="float">
            <text:p>98</text:p>
          </table:table-cell>
          <table:table-cell office:value-type="float" office:value="0.398438" calcext:value-type="float">
            <text:p>0.398438</text:p>
          </table:table-cell>
          <table:table-cell office:value-type="float" office:value="50" calcext:value-type="float">
            <text:p>50</text:p>
          </table:table-cell>
          <table:table-cell office:value-type="float" office:value="1727.6" calcext:value-type="float">
            <text:p>1727.6</text:p>
          </table:table-cell>
          <table:table-cell office:value-type="float" office:value="230.547262" calcext:value-type="float">
            <text:p>230.547262</text:p>
          </table:table-cell>
          <table:table-cell office:value-type="float" office:value="49" calcext:value-type="float">
            <text:p>49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97.9" calcext:value-type="float">
            <text:p>3197.9</text:p>
          </table:table-cell>
          <table:table-cell office:value-type="float" office:value="307.258019" calcext:value-type="float">
            <text:p>307.258019</text:p>
          </table:table-cell>
          <table:table-cell office:value-type="float" office:value="200" calcext:value-type="float">
            <text:p>200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100" calcext:value-type="float">
            <text:p>100</text:p>
          </table:table-cell>
          <table:table-cell office:value-type="float" office:value="2580.2" calcext:value-type="float">
            <text:p>2580.2</text:p>
          </table:table-cell>
          <table:table-cell office:value-type="float" office:value="219.055609" calcext:value-type="float">
            <text:p>219.055609</text:p>
          </table:table-cell>
          <table:table-cell office:value-type="float" office:value="198" calcext:value-type="float">
            <text:p>198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100" calcext:value-type="float">
            <text:p>100</text:p>
          </table:table-cell>
          <table:table-cell office:value-type="float" office:value="2164.4" calcext:value-type="float">
            <text:p>2164.4</text:p>
          </table:table-cell>
          <table:table-cell office:value-type="float" office:value="174.06562" calcext:value-type="float">
            <text:p>174.06562</text:p>
          </table:table-cell>
          <table:table-cell office:value-type="float" office:value="99" calcext:value-type="float">
            <text:p>99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33.1" calcext:value-type="float">
            <text:p>3333.1</text:p>
          </table:table-cell>
          <table:table-cell office:value-type="float" office:value="903.962107" calcext:value-type="float">
            <text:p>903.962107</text:p>
          </table:table-cell>
          <table:table-cell office:value-type="float" office:value="300" calcext:value-type="float">
            <text:p>300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150" calcext:value-type="float">
            <text:p>150</text:p>
          </table:table-cell>
          <table:table-cell office:value-type="float" office:value="3027.2" calcext:value-type="float">
            <text:p>3027.2</text:p>
          </table:table-cell>
          <table:table-cell office:value-type="float" office:value="853.479912" calcext:value-type="float">
            <text:p>853.479912</text:p>
          </table:table-cell>
          <table:table-cell office:value-type="float" office:value="298" calcext:value-type="float">
            <text:p>298</text:p>
          </table:table-cell>
          <table:table-cell office:value-type="float" office:value="1.179688" calcext:value-type="float">
            <text:p>1.179688</text:p>
          </table:table-cell>
          <table:table-cell office:value-type="float" office:value="150" calcext:value-type="float">
            <text:p>150</text:p>
          </table:table-cell>
          <table:table-cell office:value-type="float" office:value="2428.8" calcext:value-type="float">
            <text:p>2428.8</text:p>
          </table:table-cell>
          <table:table-cell office:value-type="float" office:value="632.245965" calcext:value-type="float">
            <text:p>632.245965</text:p>
          </table:table-cell>
          <table:table-cell office:value-type="float" office:value="149" calcext:value-type="float">
            <text:p>149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1.1" calcext:value-type="float">
            <text:p>811.1</text:p>
          </table:table-cell>
          <table:table-cell office:value-type="float" office:value="74.591487" calcext:value-type="float">
            <text:p>74.591487</text:p>
          </table:table-cell>
          <table:table-cell office:value-type="float" office:value="400" calcext:value-type="float">
            <text:p>400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200" calcext:value-type="float">
            <text:p>200</text:p>
          </table:table-cell>
          <table:table-cell office:value-type="float" office:value="761.9" calcext:value-type="float">
            <text:p>761.9</text:p>
          </table:table-cell>
          <table:table-cell office:value-type="float" office:value="72.474064" calcext:value-type="float">
            <text:p>72.474064</text:p>
          </table:table-cell>
          <table:table-cell office:value-type="float" office:value="398" calcext:value-type="float">
            <text:p>398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200" calcext:value-type="float">
            <text:p>200</text:p>
          </table:table-cell>
          <table:table-cell office:value-type="float" office:value="645.9" calcext:value-type="float">
            <text:p>645.9</text:p>
          </table:table-cell>
          <table:table-cell office:value-type="float" office:value="52.732248" calcext:value-type="float">
            <text:p>52.732248</text:p>
          </table:table-cell>
          <table:table-cell office:value-type="float" office:value="199" calcext:value-type="float">
            <text:p>199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76" calcext:value-type="float">
            <text:p>776</text:p>
          </table:table-cell>
          <table:table-cell office:value-type="float" office:value="90.321647" calcext:value-type="float">
            <text:p>90.321647</text:p>
          </table:table-cell>
          <table:table-cell office:value-type="float" office:value="500" calcext:value-type="float">
            <text:p>500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250" calcext:value-type="float">
            <text:p>250</text:p>
          </table:table-cell>
          <table:table-cell office:value-type="float" office:value="2240.5" calcext:value-type="float">
            <text:p>2240.5</text:p>
          </table:table-cell>
          <table:table-cell office:value-type="float" office:value="3984.314602" calcext:value-type="float">
            <text:p>3984.314602</text:p>
          </table:table-cell>
          <table:table-cell office:value-type="float" office:value="498" calcext:value-type="float">
            <text:p>498</text:p>
          </table:table-cell>
          <table:table-cell office:value-type="float" office:value="1.960938" calcext:value-type="float">
            <text:p>1.960938</text:p>
          </table:table-cell>
          <table:table-cell office:value-type="float" office:value="250" calcext:value-type="float">
            <text:p>250</text:p>
          </table:table-cell>
          <table:table-cell office:value-type="float" office:value="712.9" calcext:value-type="float">
            <text:p>712.9</text:p>
          </table:table-cell>
          <table:table-cell office:value-type="float" office:value="32.383483" calcext:value-type="float">
            <text:p>32.383483</text:p>
          </table:table-cell>
          <table:table-cell office:value-type="float" office:value="249" calcext:value-type="float">
            <text:p>249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66.7" calcext:value-type="float">
            <text:p>966.7</text:p>
          </table:table-cell>
          <table:table-cell office:value-type="float" office:value="67.677249" calcext:value-type="float">
            <text:p>67.677249</text:p>
          </table:table-cell>
          <table:table-cell office:value-type="float" office:value="600" calcext:value-type="float">
            <text:p>600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300" calcext:value-type="float">
            <text:p>300</text:p>
          </table:table-cell>
          <table:table-cell office:value-type="float" office:value="2353" calcext:value-type="float">
            <text:p>2353</text:p>
          </table:table-cell>
          <table:table-cell office:value-type="float" office:value="3978.1917" calcext:value-type="float">
            <text:p>3978.1917</text:p>
          </table:table-cell>
          <table:table-cell office:value-type="float" office:value="598" calcext:value-type="float">
            <text:p>598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300" calcext:value-type="float">
            <text:p>300</text:p>
          </table:table-cell>
          <table:table-cell office:value-type="float" office:value="843.8" calcext:value-type="float">
            <text:p>843.8</text:p>
          </table:table-cell>
          <table:table-cell office:value-type="float" office:value="38.662126" calcext:value-type="float">
            <text:p>38.662126</text:p>
          </table:table-cell>
          <table:table-cell office:value-type="float" office:value="299" calcext:value-type="float">
            <text:p>299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74.1" calcext:value-type="float">
            <text:p>974.1</text:p>
          </table:table-cell>
          <table:table-cell office:value-type="float" office:value="71.304207" calcext:value-type="float">
            <text:p>71.304207</text:p>
          </table:table-cell>
          <table:table-cell office:value-type="float" office:value="700" calcext:value-type="float">
            <text:p>700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350" calcext:value-type="float">
            <text:p>350</text:p>
          </table:table-cell>
          <table:table-cell office:value-type="float" office:value="1089.3" calcext:value-type="float">
            <text:p>1089.3</text:p>
          </table:table-cell>
          <table:table-cell office:value-type="float" office:value="130.001577" calcext:value-type="float">
            <text:p>130.001577</text:p>
          </table:table-cell>
          <table:table-cell office:value-type="float" office:value="698" calcext:value-type="float">
            <text:p>698</text:p>
          </table:table-cell>
          <table:table-cell office:value-type="float" office:value="2.742188" calcext:value-type="float">
            <text:p>2.742188</text:p>
          </table:table-cell>
          <table:table-cell office:value-type="float" office:value="350" calcext:value-type="float">
            <text:p>350</text:p>
          </table:table-cell>
          <table:table-cell office:value-type="float" office:value="925.8" calcext:value-type="float">
            <text:p>925.8</text:p>
          </table:table-cell>
          <table:table-cell office:value-type="float" office:value="63.609433" calcext:value-type="float">
            <text:p>63.609433</text:p>
          </table:table-cell>
          <table:table-cell office:value-type="float" office:value="349" calcext:value-type="float">
            <text:p>349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8.9" calcext:value-type="float">
            <text:p>1038.9</text:p>
          </table:table-cell>
          <table:table-cell office:value-type="float" office:value="98.602688" calcext:value-type="float">
            <text:p>98.602688</text:p>
          </table:table-cell>
          <table:table-cell office:value-type="float" office:value="800" calcext:value-type="float">
            <text:p>800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400" calcext:value-type="float">
            <text:p>400</text:p>
          </table:table-cell>
          <table:table-cell office:value-type="float" office:value="1123.7" calcext:value-type="float">
            <text:p>1123.7</text:p>
          </table:table-cell>
          <table:table-cell office:value-type="float" office:value="39.033447" calcext:value-type="float">
            <text:p>39.033447</text:p>
          </table:table-cell>
          <table:table-cell office:value-type="float" office:value="798" calcext:value-type="float">
            <text:p>798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400" calcext:value-type="float">
            <text:p>400</text:p>
          </table:table-cell>
          <table:table-cell office:value-type="float" office:value="1057.4" calcext:value-type="float">
            <text:p>1057.4</text:p>
          </table:table-cell>
          <table:table-cell office:value-type="float" office:value="84.279535" calcext:value-type="float">
            <text:p>84.279535</text:p>
          </table:table-cell>
          <table:table-cell office:value-type="float" office:value="399" calcext:value-type="float">
            <text:p>39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60.9" calcext:value-type="float">
            <text:p>1360.9</text:p>
          </table:table-cell>
          <table:table-cell office:value-type="float" office:value="192.892431" calcext:value-type="float">
            <text:p>192.892431</text:p>
          </table:table-cell>
          <table:table-cell office:value-type="float" office:value="900" calcext:value-type="float">
            <text:p>900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450" calcext:value-type="float">
            <text:p>450</text:p>
          </table:table-cell>
          <table:table-cell office:value-type="float" office:value="1330.2" calcext:value-type="float">
            <text:p>1330.2</text:p>
          </table:table-cell>
          <table:table-cell office:value-type="float" office:value="146.400683" calcext:value-type="float">
            <text:p>146.400683</text:p>
          </table:table-cell>
          <table:table-cell office:value-type="float" office:value="898" calcext:value-type="float">
            <text:p>898</text:p>
          </table:table-cell>
          <table:table-cell office:value-type="float" office:value="3.523438" calcext:value-type="float">
            <text:p>3.523438</text:p>
          </table:table-cell>
          <table:table-cell office:value-type="float" office:value="450" calcext:value-type="float">
            <text:p>450</text:p>
          </table:table-cell>
          <table:table-cell office:value-type="float" office:value="2823.9" calcext:value-type="float">
            <text:p>2823.9</text:p>
          </table:table-cell>
          <table:table-cell office:value-type="float" office:value="4888.212177" calcext:value-type="float">
            <text:p>4888.212177</text:p>
          </table:table-cell>
          <table:table-cell office:value-type="float" office:value="449" calcext:value-type="float">
            <text:p>449</text:p>
          </table:table-cell>
          <table:table-cell office:value-type="float" office:value="3.515625" calcext:value-type="float">
            <text:p>3.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6.6" calcext:value-type="float">
            <text:p>1306.6</text:p>
          </table:table-cell>
          <table:table-cell office:value-type="float" office:value="187.763788" calcext:value-type="float">
            <text:p>187.763788</text:p>
          </table:table-cell>
          <table:table-cell office:value-type="float" office:value="1000" calcext:value-type="float">
            <text:p>1000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500" calcext:value-type="float">
            <text:p>500</text:p>
          </table:table-cell>
          <table:table-cell office:value-type="float" office:value="1399.8" calcext:value-type="float">
            <text:p>1399.8</text:p>
          </table:table-cell>
          <table:table-cell office:value-type="float" office:value="68.934462" calcext:value-type="float">
            <text:p>68.934462</text:p>
          </table:table-cell>
          <table:table-cell office:value-type="float" office:value="998" calcext:value-type="float">
            <text:p>998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500" calcext:value-type="float">
            <text:p>500</text:p>
          </table:table-cell>
          <table:table-cell office:value-type="float" office:value="3280.1" calcext:value-type="float">
            <text:p>3280.1</text:p>
          </table:table-cell>
          <table:table-cell office:value-type="float" office:value="5880.529916" calcext:value-type="float">
            <text:p>5880.529916</text:p>
          </table:table-cell>
          <table:table-cell office:value-type="float" office:value="499" calcext:value-type="float">
            <text:p>499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16.4" calcext:value-type="float">
            <text:p>1116.4</text:p>
          </table:table-cell>
          <table:table-cell office:value-type="float" office:value="64.175073" calcext:value-type="float">
            <text:p>64.175073</text:p>
          </table:table-cell>
          <table:table-cell office:value-type="float" office:value="1100" calcext:value-type="float">
            <text:p>1100</text:p>
          </table:table-cell>
          <table:table-cell office:value-type="float" office:value="8.601562" calcext:value-type="float">
            <text:p>8.601562</text:p>
          </table:table-cell>
          <table:table-cell office:value-type="float" office:value="550" calcext:value-type="float">
            <text:p>550</text:p>
          </table:table-cell>
          <table:table-cell office:value-type="float" office:value="3590.9" calcext:value-type="float">
            <text:p>3590.9</text:p>
          </table:table-cell>
          <table:table-cell office:value-type="float" office:value="6134.569267" calcext:value-type="float">
            <text:p>6134.569267</text:p>
          </table:table-cell>
          <table:table-cell office:value-type="float" office:value="1098" calcext:value-type="float">
            <text:p>1098</text:p>
          </table:table-cell>
          <table:table-cell office:value-type="float" office:value="4.304688" calcext:value-type="float">
            <text:p>4.304688</text:p>
          </table:table-cell>
          <table:table-cell office:value-type="float" office:value="550" calcext:value-type="float">
            <text:p>550</text:p>
          </table:table-cell>
          <table:table-cell office:value-type="float" office:value="1468.5" calcext:value-type="float">
            <text:p>1468.5</text:p>
          </table:table-cell>
          <table:table-cell office:value-type="float" office:value="72.893415" calcext:value-type="float">
            <text:p>72.893415</text:p>
          </table:table-cell>
          <table:table-cell office:value-type="float" office:value="549" calcext:value-type="float">
            <text:p>549</text:p>
          </table:table-cell>
          <table:table-cell office:value-type="float" office:value="4.296875" calcext:value-type="float">
            <text:p>4.296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17" calcext:value-type="float">
            <text:p>1417</text:p>
          </table:table-cell>
          <table:table-cell office:value-type="float" office:value="142.336222" calcext:value-type="float">
            <text:p>142.336222</text:p>
          </table:table-cell>
          <table:table-cell office:value-type="float" office:value="1200" calcext:value-type="float">
            <text:p>1200</text:p>
          </table:table-cell>
          <table:table-cell office:value-type="float" office:value="9.382812" calcext:value-type="float">
            <text:p>9.382812</text:p>
          </table:table-cell>
          <table:table-cell office:value-type="float" office:value="600" calcext:value-type="float">
            <text:p>600</text:p>
          </table:table-cell>
          <table:table-cell office:value-type="float" office:value="1697.4" calcext:value-type="float">
            <text:p>1697.4</text:p>
          </table:table-cell>
          <table:table-cell office:value-type="float" office:value="73.498571" calcext:value-type="float">
            <text:p>73.498571</text:p>
          </table:table-cell>
          <table:table-cell office:value-type="float" office:value="1198" calcext:value-type="float">
            <text:p>1198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600" calcext:value-type="float">
            <text:p>600</text:p>
          </table:table-cell>
          <table:table-cell office:value-type="float" office:value="1645" calcext:value-type="float">
            <text:p>1645</text:p>
          </table:table-cell>
          <table:table-cell office:value-type="float" office:value="58.869347" calcext:value-type="float">
            <text:p>58.869347</text:p>
          </table:table-cell>
          <table:table-cell office:value-type="float" office:value="599" calcext:value-type="float">
            <text:p>599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73.6" calcext:value-type="float">
            <text:p>1273.6</text:p>
          </table:table-cell>
          <table:table-cell office:value-type="float" office:value="131.402587" calcext:value-type="float">
            <text:p>131.402587</text:p>
          </table:table-cell>
          <table:table-cell office:value-type="float" office:value="1300" calcext:value-type="float">
            <text:p>1300</text:p>
          </table:table-cell>
          <table:table-cell office:value-type="float" office:value="10.164062" calcext:value-type="float">
            <text:p>10.164062</text:p>
          </table:table-cell>
          <table:table-cell office:value-type="float" office:value="650" calcext:value-type="float">
            <text:p>650</text:p>
          </table:table-cell>
          <table:table-cell office:value-type="float" office:value="1807" calcext:value-type="float">
            <text:p>1807</text:p>
          </table:table-cell>
          <table:table-cell office:value-type="float" office:value="44.054512" calcext:value-type="float">
            <text:p>44.054512</text:p>
          </table:table-cell>
          <table:table-cell office:value-type="float" office:value="1298" calcext:value-type="float">
            <text:p>1298</text:p>
          </table:table-cell>
          <table:table-cell office:value-type="float" office:value="5.085938" calcext:value-type="float">
            <text:p>5.085938</text:p>
          </table:table-cell>
          <table:table-cell office:value-type="float" office:value="650" calcext:value-type="float">
            <text:p>650</text:p>
          </table:table-cell>
          <table:table-cell office:value-type="float" office:value="1765.7" calcext:value-type="float">
            <text:p>1765.7</text:p>
          </table:table-cell>
          <table:table-cell office:value-type="float" office:value="36.337446" calcext:value-type="float">
            <text:p>36.337446</text:p>
          </table:table-cell>
          <table:table-cell office:value-type="float" office:value="649" calcext:value-type="float">
            <text:p>649</text:p>
          </table:table-cell>
          <table:table-cell office:value-type="float" office:value="5.078125" calcext:value-type="float">
            <text:p>5.07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36.7" calcext:value-type="float">
            <text:p>1336.7</text:p>
          </table:table-cell>
          <table:table-cell office:value-type="float" office:value="57.688907" calcext:value-type="float">
            <text:p>57.688907</text:p>
          </table:table-cell>
          <table:table-cell office:value-type="float" office:value="1400" calcext:value-type="float">
            <text:p>1400</text:p>
          </table:table-cell>
          <table:table-cell office:value-type="float" office:value="10.945312" calcext:value-type="float">
            <text:p>10.945312</text:p>
          </table:table-cell>
          <table:table-cell office:value-type="float" office:value="700" calcext:value-type="float">
            <text:p>700</text:p>
          </table:table-cell>
          <table:table-cell office:value-type="float" office:value="1944.7" calcext:value-type="float">
            <text:p>1944.7</text:p>
          </table:table-cell>
          <table:table-cell office:value-type="float" office:value="43.10696" calcext:value-type="float">
            <text:p>43.10696</text:p>
          </table:table-cell>
          <table:table-cell office:value-type="float" office:value="1398" calcext:value-type="float">
            <text:p>1398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700" calcext:value-type="float">
            <text:p>700</text:p>
          </table:table-cell>
          <table:table-cell office:value-type="float" office:value="1895.9" calcext:value-type="float">
            <text:p>1895.9</text:p>
          </table:table-cell>
          <table:table-cell office:value-type="float" office:value="48.415803" calcext:value-type="float">
            <text:p>48.415803</text:p>
          </table:table-cell>
          <table:table-cell office:value-type="float" office:value="699" calcext:value-type="float">
            <text:p>699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397.7" calcext:value-type="float">
            <text:p>1397.7</text:p>
          </table:table-cell>
          <table:table-cell office:value-type="float" office:value="56.205071" calcext:value-type="float">
            <text:p>56.205071</text:p>
          </table:table-cell>
          <table:table-cell office:value-type="float" office:value="1500" calcext:value-type="float">
            <text:p>1500</text:p>
          </table:table-cell>
          <table:table-cell office:value-type="float" office:value="11.726562" calcext:value-type="float">
            <text:p>11.726562</text:p>
          </table:table-cell>
          <table:table-cell office:value-type="float" office:value="750" calcext:value-type="float">
            <text:p>750</text:p>
          </table:table-cell>
          <table:table-cell office:value-type="float" office:value="2213.5" calcext:value-type="float">
            <text:p>2213.5</text:p>
          </table:table-cell>
          <table:table-cell office:value-type="float" office:value="58.20524" calcext:value-type="float">
            <text:p>58.20524</text:p>
          </table:table-cell>
          <table:table-cell office:value-type="float" office:value="1498" calcext:value-type="float">
            <text:p>1498</text:p>
          </table:table-cell>
          <table:table-cell office:value-type="float" office:value="5.867188" calcext:value-type="float">
            <text:p>5.867188</text:p>
          </table:table-cell>
          <table:table-cell office:value-type="float" office:value="750" calcext:value-type="float">
            <text:p>750</text:p>
          </table:table-cell>
          <table:table-cell office:value-type="float" office:value="2029.7" calcext:value-type="float">
            <text:p>2029.7</text:p>
          </table:table-cell>
          <table:table-cell office:value-type="float" office:value="91.256835" calcext:value-type="float">
            <text:p>91.256835</text:p>
          </table:table-cell>
          <table:table-cell office:value-type="float" office:value="749" calcext:value-type="float">
            <text:p>749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82.3" calcext:value-type="float">
            <text:p>1582.3</text:p>
          </table:table-cell>
          <table:table-cell office:value-type="float" office:value="123.301298" calcext:value-type="float">
            <text:p>123.301298</text:p>
          </table:table-cell>
          <table:table-cell office:value-type="float" office:value="1600" calcext:value-type="float">
            <text:p>1600</text:p>
          </table:table-cell>
          <table:table-cell office:value-type="float" office:value="12.507812" calcext:value-type="float">
            <text:p>12.507812</text:p>
          </table:table-cell>
          <table:table-cell office:value-type="float" office:value="800" calcext:value-type="float">
            <text:p>800</text:p>
          </table:table-cell>
          <table:table-cell office:value-type="float" office:value="2207.7" calcext:value-type="float">
            <text:p>2207.7</text:p>
          </table:table-cell>
          <table:table-cell office:value-type="float" office:value="49.10611" calcext:value-type="float">
            <text:p>49.10611</text:p>
          </table:table-cell>
          <table:table-cell office:value-type="float" office:value="1598" calcext:value-type="float">
            <text:p>1598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800" calcext:value-type="float">
            <text:p>800</text:p>
          </table:table-cell>
          <table:table-cell office:value-type="float" office:value="2128.4" calcext:value-type="float">
            <text:p>2128.4</text:p>
          </table:table-cell>
          <table:table-cell office:value-type="float" office:value="35.983885" calcext:value-type="float">
            <text:p>35.983885</text:p>
          </table:table-cell>
          <table:table-cell office:value-type="float" office:value="799" calcext:value-type="float">
            <text:p>7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68.6" calcext:value-type="float">
            <text:p>1568.6</text:p>
          </table:table-cell>
          <table:table-cell office:value-type="float" office:value="197.369299" calcext:value-type="float">
            <text:p>197.369299</text:p>
          </table:table-cell>
          <table:table-cell office:value-type="float" office:value="1700" calcext:value-type="float">
            <text:p>1700</text:p>
          </table:table-cell>
          <table:table-cell office:value-type="float" office:value="13.289062" calcext:value-type="float">
            <text:p>13.289062</text:p>
          </table:table-cell>
          <table:table-cell office:value-type="float" office:value="850" calcext:value-type="float">
            <text:p>850</text:p>
          </table:table-cell>
          <table:table-cell office:value-type="float" office:value="2138.4" calcext:value-type="float">
            <text:p>2138.4</text:p>
          </table:table-cell>
          <table:table-cell office:value-type="float" office:value="149.151735" calcext:value-type="float">
            <text:p>149.151735</text:p>
          </table:table-cell>
          <table:table-cell office:value-type="float" office:value="1698" calcext:value-type="float">
            <text:p>1698</text:p>
          </table:table-cell>
          <table:table-cell office:value-type="float" office:value="6.648438" calcext:value-type="float">
            <text:p>6.648438</text:p>
          </table:table-cell>
          <table:table-cell office:value-type="float" office:value="850" calcext:value-type="float">
            <text:p>850</text:p>
          </table:table-cell>
          <table:table-cell office:value-type="float" office:value="2091.4" calcext:value-type="float">
            <text:p>2091.4</text:p>
          </table:table-cell>
          <table:table-cell office:value-type="float" office:value="151.207275" calcext:value-type="float">
            <text:p>151.207275</text:p>
          </table:table-cell>
          <table:table-cell office:value-type="float" office:value="849" calcext:value-type="float">
            <text:p>849</text:p>
          </table:table-cell>
          <table:table-cell office:value-type="float" office:value="6.640625" calcext:value-type="float">
            <text:p>6.640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42.9" calcext:value-type="float">
            <text:p>1842.9</text:p>
          </table:table-cell>
          <table:table-cell office:value-type="float" office:value="214.762869" calcext:value-type="float">
            <text:p>214.762869</text:p>
          </table:table-cell>
          <table:table-cell office:value-type="float" office:value="1800" calcext:value-type="float">
            <text:p>1800</text:p>
          </table:table-cell>
          <table:table-cell office:value-type="float" office:value="14.070312" calcext:value-type="float">
            <text:p>14.070312</text:p>
          </table:table-cell>
          <table:table-cell office:value-type="float" office:value="900" calcext:value-type="float">
            <text:p>900</text:p>
          </table:table-cell>
          <table:table-cell office:value-type="float" office:value="6276.2" calcext:value-type="float">
            <text:p>6276.2</text:p>
          </table:table-cell>
          <table:table-cell office:value-type="float" office:value="8243.106839" calcext:value-type="float">
            <text:p>8243.106839</text:p>
          </table:table-cell>
          <table:table-cell office:value-type="float" office:value="1798" calcext:value-type="float">
            <text:p>1798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900" calcext:value-type="float">
            <text:p>900</text:p>
          </table:table-cell>
          <table:table-cell office:value-type="float" office:value="4344.2" calcext:value-type="float">
            <text:p>4344.2</text:p>
          </table:table-cell>
          <table:table-cell office:value-type="float" office:value="6516.172447" calcext:value-type="float">
            <text:p>6516.172447</text:p>
          </table:table-cell>
          <table:table-cell office:value-type="float" office:value="899" calcext:value-type="float">
            <text:p>899</text:p>
          </table:table-cell>
          <table:table-cell office:value-type="float" office:value="7.03125" calcext:value-type="float">
            <text:p>7.03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93.8" calcext:value-type="float">
            <text:p>1493.8</text:p>
          </table:table-cell>
          <table:table-cell office:value-type="float" office:value="99.44325" calcext:value-type="float">
            <text:p>99.44325</text:p>
          </table:table-cell>
          <table:table-cell office:value-type="float" office:value="1900" calcext:value-type="float">
            <text:p>1900</text:p>
          </table:table-cell>
          <table:table-cell office:value-type="float" office:value="14.851562" calcext:value-type="float">
            <text:p>14.851562</text:p>
          </table:table-cell>
          <table:table-cell office:value-type="float" office:value="950" calcext:value-type="float">
            <text:p>950</text:p>
          </table:table-cell>
          <table:table-cell office:value-type="float" office:value="2283.7" calcext:value-type="float">
            <text:p>2283.7</text:p>
          </table:table-cell>
          <table:table-cell office:value-type="float" office:value="23.87907" calcext:value-type="float">
            <text:p>23.87907</text:p>
          </table:table-cell>
          <table:table-cell office:value-type="float" office:value="1898" calcext:value-type="float">
            <text:p>1898</text:p>
          </table:table-cell>
          <table:table-cell office:value-type="float" office:value="7.429688" calcext:value-type="float">
            <text:p>7.429688</text:p>
          </table:table-cell>
          <table:table-cell office:value-type="float" office:value="950" calcext:value-type="float">
            <text:p>950</text:p>
          </table:table-cell>
          <table:table-cell office:value-type="float" office:value="3567.8" calcext:value-type="float">
            <text:p>3567.8</text:p>
          </table:table-cell>
          <table:table-cell office:value-type="float" office:value="3966.411698" calcext:value-type="float">
            <text:p>3966.411698</text:p>
          </table:table-cell>
          <table:table-cell office:value-type="float" office:value="949" calcext:value-type="float">
            <text:p>949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99.8" calcext:value-type="float">
            <text:p>1599.8</text:p>
          </table:table-cell>
          <table:table-cell office:value-type="float" office:value="82.211678" calcext:value-type="float">
            <text:p>82.211678</text:p>
          </table:table-cell>
          <table:table-cell office:value-type="float" office:value="2000" calcext:value-type="float">
            <text:p>2000</text:p>
          </table:table-cell>
          <table:table-cell office:value-type="float" office:value="15.632812" calcext:value-type="float">
            <text:p>15.632812</text:p>
          </table:table-cell>
          <table:table-cell office:value-type="float" office:value="1000" calcext:value-type="float">
            <text:p>1000</text:p>
          </table:table-cell>
          <table:table-cell office:value-type="float" office:value="2546.5" calcext:value-type="float">
            <text:p>2546.5</text:p>
          </table:table-cell>
          <table:table-cell office:value-type="float" office:value="41.78337" calcext:value-type="float">
            <text:p>41.78337</text:p>
          </table:table-cell>
          <table:table-cell office:value-type="float" office:value="1998" calcext:value-type="float">
            <text:p>1998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1000" calcext:value-type="float">
            <text:p>1000</text:p>
          </table:table-cell>
          <table:table-cell office:value-type="float" office:value="2336.8" calcext:value-type="float">
            <text:p>2336.8</text:p>
          </table:table-cell>
          <table:table-cell office:value-type="float" office:value="66.387951" calcext:value-type="float">
            <text:p>66.387951</text:p>
          </table:table-cell>
          <table:table-cell office:value-type="float" office:value="999" calcext:value-type="float">
            <text:p>999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office:value-type="string" calcext:value-type="string">
            <text:p>threads 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otprod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red(+)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97.5" calcext:value-type="float">
            <text:p>2897.5</text:p>
          </table:table-cell>
          <table:table-cell office:value-type="float" office:value="336.979005" calcext:value-type="float">
            <text:p>336.979005</text:p>
          </table:table-cell>
          <table:table-cell office:value-type="float" office:value="100" calcext:value-type="float">
            <text:p>100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50" calcext:value-type="float">
            <text:p>50</text:p>
          </table:table-cell>
          <table:table-cell office:value-type="float" office:value="1864.8" calcext:value-type="float">
            <text:p>1864.8</text:p>
          </table:table-cell>
          <table:table-cell office:value-type="float" office:value="253.977873" calcext:value-type="float">
            <text:p>253.977873</text:p>
          </table:table-cell>
          <table:table-cell office:value-type="float" office:value="98" calcext:value-type="float">
            <text:p>98</text:p>
          </table:table-cell>
          <table:table-cell office:value-type="float" office:value="0.398438" calcext:value-type="float">
            <text:p>0.398438</text:p>
          </table:table-cell>
          <table:table-cell office:value-type="float" office:value="50" calcext:value-type="float">
            <text:p>50</text:p>
          </table:table-cell>
          <table:table-cell office:value-type="float" office:value="1747.5" calcext:value-type="float">
            <text:p>1747.5</text:p>
          </table:table-cell>
          <table:table-cell office:value-type="float" office:value="294.913971" calcext:value-type="float">
            <text:p>294.913971</text:p>
          </table:table-cell>
          <table:table-cell office:value-type="float" office:value="49" calcext:value-type="float">
            <text:p>49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76.2" calcext:value-type="float">
            <text:p>3076.2</text:p>
          </table:table-cell>
          <table:table-cell office:value-type="float" office:value="236.282373" calcext:value-type="float">
            <text:p>236.282373</text:p>
          </table:table-cell>
          <table:table-cell office:value-type="float" office:value="200" calcext:value-type="float">
            <text:p>200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100" calcext:value-type="float">
            <text:p>100</text:p>
          </table:table-cell>
          <table:table-cell office:value-type="float" office:value="2548" calcext:value-type="float">
            <text:p>2548</text:p>
          </table:table-cell>
          <table:table-cell office:value-type="float" office:value="253.998031" calcext:value-type="float">
            <text:p>253.998031</text:p>
          </table:table-cell>
          <table:table-cell office:value-type="float" office:value="198" calcext:value-type="float">
            <text:p>198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100" calcext:value-type="float">
            <text:p>100</text:p>
          </table:table-cell>
          <table:table-cell office:value-type="float" office:value="2171.1" calcext:value-type="float">
            <text:p>2171.1</text:p>
          </table:table-cell>
          <table:table-cell office:value-type="float" office:value="125.066742" calcext:value-type="float">
            <text:p>125.066742</text:p>
          </table:table-cell>
          <table:table-cell office:value-type="float" office:value="99" calcext:value-type="float">
            <text:p>99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0.9" calcext:value-type="float">
            <text:p>3360.9</text:p>
          </table:table-cell>
          <table:table-cell office:value-type="float" office:value="301.335843" calcext:value-type="float">
            <text:p>301.335843</text:p>
          </table:table-cell>
          <table:table-cell office:value-type="float" office:value="300" calcext:value-type="float">
            <text:p>300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150" calcext:value-type="float">
            <text:p>150</text:p>
          </table:table-cell>
          <table:table-cell office:value-type="float" office:value="3222.7" calcext:value-type="float">
            <text:p>3222.7</text:p>
          </table:table-cell>
          <table:table-cell office:value-type="float" office:value="237.148076" calcext:value-type="float">
            <text:p>237.148076</text:p>
          </table:table-cell>
          <table:table-cell office:value-type="float" office:value="298" calcext:value-type="float">
            <text:p>298</text:p>
          </table:table-cell>
          <table:table-cell office:value-type="float" office:value="1.179688" calcext:value-type="float">
            <text:p>1.179688</text:p>
          </table:table-cell>
          <table:table-cell office:value-type="float" office:value="150" calcext:value-type="float">
            <text:p>150</text:p>
          </table:table-cell>
          <table:table-cell office:value-type="float" office:value="2859.2" calcext:value-type="float">
            <text:p>2859.2</text:p>
          </table:table-cell>
          <table:table-cell office:value-type="float" office:value="159.336625" calcext:value-type="float">
            <text:p>159.336625</text:p>
          </table:table-cell>
          <table:table-cell office:value-type="float" office:value="149" calcext:value-type="float">
            <text:p>149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36.1" calcext:value-type="float">
            <text:p>3236.1</text:p>
          </table:table-cell>
          <table:table-cell office:value-type="float" office:value="1268.677536" calcext:value-type="float">
            <text:p>1268.677536</text:p>
          </table:table-cell>
          <table:table-cell office:value-type="float" office:value="400" calcext:value-type="float">
            <text:p>400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200" calcext:value-type="float">
            <text:p>200</text:p>
          </table:table-cell>
          <table:table-cell office:value-type="float" office:value="3755.2" calcext:value-type="float">
            <text:p>3755.2</text:p>
          </table:table-cell>
          <table:table-cell office:value-type="float" office:value="1550.179332" calcext:value-type="float">
            <text:p>1550.179332</text:p>
          </table:table-cell>
          <table:table-cell office:value-type="float" office:value="398" calcext:value-type="float">
            <text:p>398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200" calcext:value-type="float">
            <text:p>200</text:p>
          </table:table-cell>
          <table:table-cell office:value-type="float" office:value="4654.5" calcext:value-type="float">
            <text:p>4654.5</text:p>
          </table:table-cell>
          <table:table-cell office:value-type="float" office:value="4116.330702" calcext:value-type="float">
            <text:p>4116.330702</text:p>
          </table:table-cell>
          <table:table-cell office:value-type="float" office:value="199" calcext:value-type="float">
            <text:p>199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49.5" calcext:value-type="float">
            <text:p>749.5</text:p>
          </table:table-cell>
          <table:table-cell office:value-type="float" office:value="35.50845" calcext:value-type="float">
            <text:p>35.50845</text:p>
          </table:table-cell>
          <table:table-cell office:value-type="float" office:value="500" calcext:value-type="float">
            <text:p>500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250" calcext:value-type="float">
            <text:p>250</text:p>
          </table:table-cell>
          <table:table-cell office:value-type="float" office:value="1060.8" calcext:value-type="float">
            <text:p>1060.8</text:p>
          </table:table-cell>
          <table:table-cell office:value-type="float" office:value="74.782083" calcext:value-type="float">
            <text:p>74.782083</text:p>
          </table:table-cell>
          <table:table-cell office:value-type="float" office:value="498" calcext:value-type="float">
            <text:p>498</text:p>
          </table:table-cell>
          <table:table-cell office:value-type="float" office:value="1.960938" calcext:value-type="float">
            <text:p>1.960938</text:p>
          </table:table-cell>
          <table:table-cell office:value-type="float" office:value="250" calcext:value-type="float">
            <text:p>250</text:p>
          </table:table-cell>
          <table:table-cell office:value-type="float" office:value="804" calcext:value-type="float">
            <text:p>804</text:p>
          </table:table-cell>
          <table:table-cell office:value-type="float" office:value="19.266551" calcext:value-type="float">
            <text:p>19.266551</text:p>
          </table:table-cell>
          <table:table-cell office:value-type="float" office:value="249" calcext:value-type="float">
            <text:p>249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2.3" calcext:value-type="float">
            <text:p>852.3</text:p>
          </table:table-cell>
          <table:table-cell office:value-type="float" office:value="43.527118" calcext:value-type="float">
            <text:p>43.527118</text:p>
          </table:table-cell>
          <table:table-cell office:value-type="float" office:value="600" calcext:value-type="float">
            <text:p>600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300" calcext:value-type="float">
            <text:p>300</text:p>
          </table:table-cell>
          <table:table-cell office:value-type="float" office:value="1844.5" calcext:value-type="float">
            <text:p>1844.5</text:p>
          </table:table-cell>
          <table:table-cell office:value-type="float" office:value="317.631941" calcext:value-type="float">
            <text:p>317.631941</text:p>
          </table:table-cell>
          <table:table-cell office:value-type="float" office:value="598" calcext:value-type="float">
            <text:p>598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300" calcext:value-type="float">
            <text:p>300</text:p>
          </table:table-cell>
          <table:table-cell office:value-type="float" office:value="918" calcext:value-type="float">
            <text:p>918</text:p>
          </table:table-cell>
          <table:table-cell office:value-type="float" office:value="44.06359" calcext:value-type="float">
            <text:p>44.06359</text:p>
          </table:table-cell>
          <table:table-cell office:value-type="float" office:value="299" calcext:value-type="float">
            <text:p>299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57" calcext:value-type="float">
            <text:p>957</text:p>
          </table:table-cell>
          <table:table-cell office:value-type="float" office:value="49.450986" calcext:value-type="float">
            <text:p>49.450986</text:p>
          </table:table-cell>
          <table:table-cell office:value-type="float" office:value="700" calcext:value-type="float">
            <text:p>700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350" calcext:value-type="float">
            <text:p>350</text:p>
          </table:table-cell>
          <table:table-cell office:value-type="float" office:value="1062.1" calcext:value-type="float">
            <text:p>1062.1</text:p>
          </table:table-cell>
          <table:table-cell office:value-type="float" office:value="39.154693" calcext:value-type="float">
            <text:p>39.154693</text:p>
          </table:table-cell>
          <table:table-cell office:value-type="float" office:value="698" calcext:value-type="float">
            <text:p>698</text:p>
          </table:table-cell>
          <table:table-cell office:value-type="float" office:value="2.742188" calcext:value-type="float">
            <text:p>2.742188</text:p>
          </table:table-cell>
          <table:table-cell office:value-type="float" office:value="350" calcext:value-type="float">
            <text:p>350</text:p>
          </table:table-cell>
          <table:table-cell office:value-type="float" office:value="961" calcext:value-type="float">
            <text:p>961</text:p>
          </table:table-cell>
          <table:table-cell office:value-type="float" office:value="25.557778" calcext:value-type="float">
            <text:p>25.557778</text:p>
          </table:table-cell>
          <table:table-cell office:value-type="float" office:value="349" calcext:value-type="float">
            <text:p>349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27" calcext:value-type="float">
            <text:p>1227</text:p>
          </table:table-cell>
          <table:table-cell office:value-type="float" office:value="813.714078" calcext:value-type="float">
            <text:p>813.714078</text:p>
          </table:table-cell>
          <table:table-cell office:value-type="float" office:value="800" calcext:value-type="float">
            <text:p>800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400" calcext:value-type="float">
            <text:p>400</text:p>
          </table:table-cell>
          <table:table-cell office:value-type="float" office:value="3866.1" calcext:value-type="float">
            <text:p>3866.1</text:p>
          </table:table-cell>
          <table:table-cell office:value-type="float" office:value="6413.220134" calcext:value-type="float">
            <text:p>6413.220134</text:p>
          </table:table-cell>
          <table:table-cell office:value-type="float" office:value="798" calcext:value-type="float">
            <text:p>798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400" calcext:value-type="float">
            <text:p>400</text:p>
          </table:table-cell>
          <table:table-cell office:value-type="float" office:value="1175.9" calcext:value-type="float">
            <text:p>1175.9</text:p>
          </table:table-cell>
          <table:table-cell office:value-type="float" office:value="65.927915" calcext:value-type="float">
            <text:p>65.927915</text:p>
          </table:table-cell>
          <table:table-cell office:value-type="float" office:value="399" calcext:value-type="float">
            <text:p>39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86.2" calcext:value-type="float">
            <text:p>1186.2</text:p>
          </table:table-cell>
          <table:table-cell office:value-type="float" office:value="83.579663" calcext:value-type="float">
            <text:p>83.579663</text:p>
          </table:table-cell>
          <table:table-cell office:value-type="float" office:value="900" calcext:value-type="float">
            <text:p>900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450" calcext:value-type="float">
            <text:p>450</text:p>
          </table:table-cell>
          <table:table-cell office:value-type="float" office:value="1275.9" calcext:value-type="float">
            <text:p>1275.9</text:p>
          </table:table-cell>
          <table:table-cell office:value-type="float" office:value="45.308829" calcext:value-type="float">
            <text:p>45.308829</text:p>
          </table:table-cell>
          <table:table-cell office:value-type="float" office:value="898" calcext:value-type="float">
            <text:p>898</text:p>
          </table:table-cell>
          <table:table-cell office:value-type="float" office:value="3.523438" calcext:value-type="float">
            <text:p>3.523438</text:p>
          </table:table-cell>
          <table:table-cell office:value-type="float" office:value="450" calcext:value-type="float">
            <text:p>450</text:p>
          </table:table-cell>
          <table:table-cell office:value-type="float" office:value="2664.7" calcext:value-type="float">
            <text:p>2664.7</text:p>
          </table:table-cell>
          <table:table-cell office:value-type="float" office:value="4100.153047" calcext:value-type="float">
            <text:p>4100.153047</text:p>
          </table:table-cell>
          <table:table-cell office:value-type="float" office:value="449" calcext:value-type="float">
            <text:p>449</text:p>
          </table:table-cell>
          <table:table-cell office:value-type="float" office:value="3.515625" calcext:value-type="float">
            <text:p>3.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87.1" calcext:value-type="float">
            <text:p>1087.1</text:p>
          </table:table-cell>
          <table:table-cell office:value-type="float" office:value="135.024776" calcext:value-type="float">
            <text:p>135.024776</text:p>
          </table:table-cell>
          <table:table-cell office:value-type="float" office:value="1000" calcext:value-type="float">
            <text:p>1000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500" calcext:value-type="float">
            <text:p>500</text:p>
          </table:table-cell>
          <table:table-cell office:value-type="float" office:value="3257.6" calcext:value-type="float">
            <text:p>3257.6</text:p>
          </table:table-cell>
          <table:table-cell office:value-type="float" office:value="5710.531993" calcext:value-type="float">
            <text:p>5710.531993</text:p>
          </table:table-cell>
          <table:table-cell office:value-type="float" office:value="998" calcext:value-type="float">
            <text:p>998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500" calcext:value-type="float">
            <text:p>500</text:p>
          </table:table-cell>
          <table:table-cell office:value-type="float" office:value="1342.6" calcext:value-type="float">
            <text:p>1342.6</text:p>
          </table:table-cell>
          <table:table-cell office:value-type="float" office:value="53.320165" calcext:value-type="float">
            <text:p>53.320165</text:p>
          </table:table-cell>
          <table:table-cell office:value-type="float" office:value="499" calcext:value-type="float">
            <text:p>499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93.5" calcext:value-type="float">
            <text:p>1193.5</text:p>
          </table:table-cell>
          <table:table-cell office:value-type="float" office:value="93.298714" calcext:value-type="float">
            <text:p>93.298714</text:p>
          </table:table-cell>
          <table:table-cell office:value-type="float" office:value="1100" calcext:value-type="float">
            <text:p>1100</text:p>
          </table:table-cell>
          <table:table-cell office:value-type="float" office:value="8.601562" calcext:value-type="float">
            <text:p>8.601562</text:p>
          </table:table-cell>
          <table:table-cell office:value-type="float" office:value="550" calcext:value-type="float">
            <text:p>550</text:p>
          </table:table-cell>
          <table:table-cell office:value-type="float" office:value="1543.1" calcext:value-type="float">
            <text:p>1543.1</text:p>
          </table:table-cell>
          <table:table-cell office:value-type="float" office:value="51.47514" calcext:value-type="float">
            <text:p>51.47514</text:p>
          </table:table-cell>
          <table:table-cell office:value-type="float" office:value="1098" calcext:value-type="float">
            <text:p>1098</text:p>
          </table:table-cell>
          <table:table-cell office:value-type="float" office:value="4.304688" calcext:value-type="float">
            <text:p>4.304688</text:p>
          </table:table-cell>
          <table:table-cell office:value-type="float" office:value="550" calcext:value-type="float">
            <text:p>550</text:p>
          </table:table-cell>
          <table:table-cell office:value-type="float" office:value="1472.9" calcext:value-type="float">
            <text:p>1472.9</text:p>
          </table:table-cell>
          <table:table-cell office:value-type="float" office:value="32.54059" calcext:value-type="float">
            <text:p>32.54059</text:p>
          </table:table-cell>
          <table:table-cell office:value-type="float" office:value="549" calcext:value-type="float">
            <text:p>549</text:p>
          </table:table-cell>
          <table:table-cell office:value-type="float" office:value="4.296875" calcext:value-type="float">
            <text:p>4.296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33.2" calcext:value-type="float">
            <text:p>1233.2</text:p>
          </table:table-cell>
          <table:table-cell office:value-type="float" office:value="252.350867" calcext:value-type="float">
            <text:p>252.350867</text:p>
          </table:table-cell>
          <table:table-cell office:value-type="float" office:value="1200" calcext:value-type="float">
            <text:p>1200</text:p>
          </table:table-cell>
          <table:table-cell office:value-type="float" office:value="9.382812" calcext:value-type="float">
            <text:p>9.382812</text:p>
          </table:table-cell>
          <table:table-cell office:value-type="float" office:value="600" calcext:value-type="float">
            <text:p>600</text:p>
          </table:table-cell>
          <table:table-cell office:value-type="float" office:value="1654.1" calcext:value-type="float">
            <text:p>1654.1</text:p>
          </table:table-cell>
          <table:table-cell office:value-type="float" office:value="95.289506" calcext:value-type="float">
            <text:p>95.289506</text:p>
          </table:table-cell>
          <table:table-cell office:value-type="float" office:value="1198" calcext:value-type="float">
            <text:p>1198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600" calcext:value-type="float">
            <text:p>600</text:p>
          </table:table-cell>
          <table:table-cell office:value-type="float" office:value="1584.2" calcext:value-type="float">
            <text:p>1584.2</text:p>
          </table:table-cell>
          <table:table-cell office:value-type="float" office:value="65.07657" calcext:value-type="float">
            <text:p>65.07657</text:p>
          </table:table-cell>
          <table:table-cell office:value-type="float" office:value="599" calcext:value-type="float">
            <text:p>599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11.6" calcext:value-type="float">
            <text:p>1411.6</text:p>
          </table:table-cell>
          <table:table-cell office:value-type="float" office:value="132.545992" calcext:value-type="float">
            <text:p>132.545992</text:p>
          </table:table-cell>
          <table:table-cell office:value-type="float" office:value="1300" calcext:value-type="float">
            <text:p>1300</text:p>
          </table:table-cell>
          <table:table-cell office:value-type="float" office:value="10.164062" calcext:value-type="float">
            <text:p>10.164062</text:p>
          </table:table-cell>
          <table:table-cell office:value-type="float" office:value="650" calcext:value-type="float">
            <text:p>650</text:p>
          </table:table-cell>
          <table:table-cell office:value-type="float" office:value="1871.7" calcext:value-type="float">
            <text:p>1871.7</text:p>
          </table:table-cell>
          <table:table-cell office:value-type="float" office:value="57.75474" calcext:value-type="float">
            <text:p>57.75474</text:p>
          </table:table-cell>
          <table:table-cell office:value-type="float" office:value="1298" calcext:value-type="float">
            <text:p>1298</text:p>
          </table:table-cell>
          <table:table-cell office:value-type="float" office:value="5.085938" calcext:value-type="float">
            <text:p>5.085938</text:p>
          </table:table-cell>
          <table:table-cell office:value-type="float" office:value="650" calcext:value-type="float">
            <text:p>650</text:p>
          </table:table-cell>
          <table:table-cell office:value-type="float" office:value="1804.7" calcext:value-type="float">
            <text:p>1804.7</text:p>
          </table:table-cell>
          <table:table-cell office:value-type="float" office:value="28.249071" calcext:value-type="float">
            <text:p>28.249071</text:p>
          </table:table-cell>
          <table:table-cell office:value-type="float" office:value="649" calcext:value-type="float">
            <text:p>649</text:p>
          </table:table-cell>
          <table:table-cell office:value-type="float" office:value="5.078125" calcext:value-type="float">
            <text:p>5.07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87.8" calcext:value-type="float">
            <text:p>1387.8</text:p>
          </table:table-cell>
          <table:table-cell office:value-type="float" office:value="82.064365" calcext:value-type="float">
            <text:p>82.064365</text:p>
          </table:table-cell>
          <table:table-cell office:value-type="float" office:value="1400" calcext:value-type="float">
            <text:p>1400</text:p>
          </table:table-cell>
          <table:table-cell office:value-type="float" office:value="10.945312" calcext:value-type="float">
            <text:p>10.945312</text:p>
          </table:table-cell>
          <table:table-cell office:value-type="float" office:value="700" calcext:value-type="float">
            <text:p>700</text:p>
          </table:table-cell>
          <table:table-cell office:value-type="float" office:value="2032.6" calcext:value-type="float">
            <text:p>2032.6</text:p>
          </table:table-cell>
          <table:table-cell office:value-type="float" office:value="83.595694" calcext:value-type="float">
            <text:p>83.595694</text:p>
          </table:table-cell>
          <table:table-cell office:value-type="float" office:value="1398" calcext:value-type="float">
            <text:p>1398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700" calcext:value-type="float">
            <text:p>700</text:p>
          </table:table-cell>
          <table:table-cell office:value-type="float" office:value="1944.6" calcext:value-type="float">
            <text:p>1944.6</text:p>
          </table:table-cell>
          <table:table-cell office:value-type="float" office:value="50.008399" calcext:value-type="float">
            <text:p>50.008399</text:p>
          </table:table-cell>
          <table:table-cell office:value-type="float" office:value="699" calcext:value-type="float">
            <text:p>699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26" calcext:value-type="float">
            <text:p>1426</text:p>
          </table:table-cell>
          <table:table-cell office:value-type="float" office:value="66.724808" calcext:value-type="float">
            <text:p>66.724808</text:p>
          </table:table-cell>
          <table:table-cell office:value-type="float" office:value="1500" calcext:value-type="float">
            <text:p>1500</text:p>
          </table:table-cell>
          <table:table-cell office:value-type="float" office:value="11.726562" calcext:value-type="float">
            <text:p>11.726562</text:p>
          </table:table-cell>
          <table:table-cell office:value-type="float" office:value="750" calcext:value-type="float">
            <text:p>750</text:p>
          </table:table-cell>
          <table:table-cell office:value-type="float" office:value="2186.5" calcext:value-type="float">
            <text:p>2186.5</text:p>
          </table:table-cell>
          <table:table-cell office:value-type="float" office:value="47.457876" calcext:value-type="float">
            <text:p>47.457876</text:p>
          </table:table-cell>
          <table:table-cell office:value-type="float" office:value="1498" calcext:value-type="float">
            <text:p>1498</text:p>
          </table:table-cell>
          <table:table-cell office:value-type="float" office:value="5.867188" calcext:value-type="float">
            <text:p>5.867188</text:p>
          </table:table-cell>
          <table:table-cell office:value-type="float" office:value="750" calcext:value-type="float">
            <text:p>750</text:p>
          </table:table-cell>
          <table:table-cell office:value-type="float" office:value="2041.9" calcext:value-type="float">
            <text:p>2041.9</text:p>
          </table:table-cell>
          <table:table-cell office:value-type="float" office:value="30.200828" calcext:value-type="float">
            <text:p>30.200828</text:p>
          </table:table-cell>
          <table:table-cell office:value-type="float" office:value="749" calcext:value-type="float">
            <text:p>749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77.4" calcext:value-type="float">
            <text:p>1477.4</text:p>
          </table:table-cell>
          <table:table-cell office:value-type="float" office:value="64.343143" calcext:value-type="float">
            <text:p>64.343143</text:p>
          </table:table-cell>
          <table:table-cell office:value-type="float" office:value="1600" calcext:value-type="float">
            <text:p>1600</text:p>
          </table:table-cell>
          <table:table-cell office:value-type="float" office:value="12.507812" calcext:value-type="float">
            <text:p>12.507812</text:p>
          </table:table-cell>
          <table:table-cell office:value-type="float" office:value="800" calcext:value-type="float">
            <text:p>800</text:p>
          </table:table-cell>
          <table:table-cell office:value-type="float" office:value="2407.4" calcext:value-type="float">
            <text:p>2407.4</text:p>
          </table:table-cell>
          <table:table-cell office:value-type="float" office:value="46.66519" calcext:value-type="float">
            <text:p>46.66519</text:p>
          </table:table-cell>
          <table:table-cell office:value-type="float" office:value="1598" calcext:value-type="float">
            <text:p>1598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800" calcext:value-type="float">
            <text:p>800</text:p>
          </table:table-cell>
          <table:table-cell office:value-type="float" office:value="2284.6" calcext:value-type="float">
            <text:p>2284.6</text:p>
          </table:table-cell>
          <table:table-cell office:value-type="float" office:value="65.545709" calcext:value-type="float">
            <text:p>65.545709</text:p>
          </table:table-cell>
          <table:table-cell office:value-type="float" office:value="799" calcext:value-type="float">
            <text:p>7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85.1" calcext:value-type="float">
            <text:p>1585.1</text:p>
          </table:table-cell>
          <table:table-cell office:value-type="float" office:value="135.836262" calcext:value-type="float">
            <text:p>135.836262</text:p>
          </table:table-cell>
          <table:table-cell office:value-type="float" office:value="1700" calcext:value-type="float">
            <text:p>1700</text:p>
          </table:table-cell>
          <table:table-cell office:value-type="float" office:value="13.289062" calcext:value-type="float">
            <text:p>13.289062</text:p>
          </table:table-cell>
          <table:table-cell office:value-type="float" office:value="850" calcext:value-type="float">
            <text:p>850</text:p>
          </table:table-cell>
          <table:table-cell office:value-type="float" office:value="2378.2" calcext:value-type="float">
            <text:p>2378.2</text:p>
          </table:table-cell>
          <table:table-cell office:value-type="float" office:value="59.234787" calcext:value-type="float">
            <text:p>59.234787</text:p>
          </table:table-cell>
          <table:table-cell office:value-type="float" office:value="1698" calcext:value-type="float">
            <text:p>1698</text:p>
          </table:table-cell>
          <table:table-cell office:value-type="float" office:value="6.648438" calcext:value-type="float">
            <text:p>6.648438</text:p>
          </table:table-cell>
          <table:table-cell office:value-type="float" office:value="850" calcext:value-type="float">
            <text:p>850</text:p>
          </table:table-cell>
          <table:table-cell office:value-type="float" office:value="2323.8" calcext:value-type="float">
            <text:p>2323.8</text:p>
          </table:table-cell>
          <table:table-cell office:value-type="float" office:value="56.327258" calcext:value-type="float">
            <text:p>56.327258</text:p>
          </table:table-cell>
          <table:table-cell office:value-type="float" office:value="849" calcext:value-type="float">
            <text:p>849</text:p>
          </table:table-cell>
          <table:table-cell office:value-type="float" office:value="6.640625" calcext:value-type="float">
            <text:p>6.640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45.5" calcext:value-type="float">
            <text:p>1545.5</text:p>
          </table:table-cell>
          <table:table-cell office:value-type="float" office:value="93.18825" calcext:value-type="float">
            <text:p>93.18825</text:p>
          </table:table-cell>
          <table:table-cell office:value-type="float" office:value="1800" calcext:value-type="float">
            <text:p>1800</text:p>
          </table:table-cell>
          <table:table-cell office:value-type="float" office:value="14.070312" calcext:value-type="float">
            <text:p>14.070312</text:p>
          </table:table-cell>
          <table:table-cell office:value-type="float" office:value="900" calcext:value-type="float">
            <text:p>900</text:p>
          </table:table-cell>
          <table:table-cell office:value-type="float" office:value="2318.8" calcext:value-type="float">
            <text:p>2318.8</text:p>
          </table:table-cell>
          <table:table-cell office:value-type="float" office:value="118.650579" calcext:value-type="float">
            <text:p>118.650579</text:p>
          </table:table-cell>
          <table:table-cell office:value-type="float" office:value="1798" calcext:value-type="float">
            <text:p>1798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900" calcext:value-type="float">
            <text:p>900</text:p>
          </table:table-cell>
          <table:table-cell office:value-type="float" office:value="2240.6" calcext:value-type="float">
            <text:p>2240.6</text:p>
          </table:table-cell>
          <table:table-cell office:value-type="float" office:value="115.398614" calcext:value-type="float">
            <text:p>115.398614</text:p>
          </table:table-cell>
          <table:table-cell office:value-type="float" office:value="899" calcext:value-type="float">
            <text:p>899</text:p>
          </table:table-cell>
          <table:table-cell office:value-type="float" office:value="7.03125" calcext:value-type="float">
            <text:p>7.03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30.7" calcext:value-type="float">
            <text:p>1530.7</text:p>
          </table:table-cell>
          <table:table-cell office:value-type="float" office:value="59.186232" calcext:value-type="float">
            <text:p>59.186232</text:p>
          </table:table-cell>
          <table:table-cell office:value-type="float" office:value="1900" calcext:value-type="float">
            <text:p>1900</text:p>
          </table:table-cell>
          <table:table-cell office:value-type="float" office:value="14.851562" calcext:value-type="float">
            <text:p>14.851562</text:p>
          </table:table-cell>
          <table:table-cell office:value-type="float" office:value="950" calcext:value-type="float">
            <text:p>950</text:p>
          </table:table-cell>
          <table:table-cell office:value-type="float" office:value="2373.8" calcext:value-type="float">
            <text:p>2373.8</text:p>
          </table:table-cell>
          <table:table-cell office:value-type="float" office:value="21.953587" calcext:value-type="float">
            <text:p>21.953587</text:p>
          </table:table-cell>
          <table:table-cell office:value-type="float" office:value="1898" calcext:value-type="float">
            <text:p>1898</text:p>
          </table:table-cell>
          <table:table-cell office:value-type="float" office:value="7.429688" calcext:value-type="float">
            <text:p>7.429688</text:p>
          </table:table-cell>
          <table:table-cell office:value-type="float" office:value="950" calcext:value-type="float">
            <text:p>950</text:p>
          </table:table-cell>
          <table:table-cell office:value-type="float" office:value="2269.1" calcext:value-type="float">
            <text:p>2269.1</text:p>
          </table:table-cell>
          <table:table-cell office:value-type="float" office:value="31.484758" calcext:value-type="float">
            <text:p>31.484758</text:p>
          </table:table-cell>
          <table:table-cell office:value-type="float" office:value="949" calcext:value-type="float">
            <text:p>949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10.1" calcext:value-type="float">
            <text:p>1810.1</text:p>
          </table:table-cell>
          <table:table-cell office:value-type="float" office:value="106.945266" calcext:value-type="float">
            <text:p>106.945266</text:p>
          </table:table-cell>
          <table:table-cell office:value-type="float" office:value="2000" calcext:value-type="float">
            <text:p>2000</text:p>
          </table:table-cell>
          <table:table-cell office:value-type="float" office:value="15.632812" calcext:value-type="float">
            <text:p>15.632812</text:p>
          </table:table-cell>
          <table:table-cell office:value-type="float" office:value="1000" calcext:value-type="float">
            <text:p>1000</text:p>
          </table:table-cell>
          <table:table-cell office:value-type="float" office:value="2712.8" calcext:value-type="float">
            <text:p>2712.8</text:p>
          </table:table-cell>
          <table:table-cell office:value-type="float" office:value="50.503069" calcext:value-type="float">
            <text:p>50.503069</text:p>
          </table:table-cell>
          <table:table-cell office:value-type="float" office:value="1998" calcext:value-type="float">
            <text:p>1998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1000" calcext:value-type="float">
            <text:p>1000</text:p>
          </table:table-cell>
          <table:table-cell office:value-type="float" office:value="2682.1" calcext:value-type="float">
            <text:p>2682.1</text:p>
          </table:table-cell>
          <table:table-cell office:value-type="float" office:value="56.246689" calcext:value-type="float">
            <text:p>56.246689</text:p>
          </table:table-cell>
          <table:table-cell office:value-type="float" office:value="999" calcext:value-type="float">
            <text:p>999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office:value-type="string" calcext:value-type="string">
            <text:p>threads <text:s/>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otprod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red(+)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68.8" calcext:value-type="float">
            <text:p>3268.8</text:p>
          </table:table-cell>
          <table:table-cell office:value-type="float" office:value="457.660529" calcext:value-type="float">
            <text:p>457.660529</text:p>
          </table:table-cell>
          <table:table-cell office:value-type="float" office:value="100" calcext:value-type="float">
            <text:p>100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50" calcext:value-type="float">
            <text:p>50</text:p>
          </table:table-cell>
          <table:table-cell office:value-type="float" office:value="1897.4" calcext:value-type="float">
            <text:p>1897.4</text:p>
          </table:table-cell>
          <table:table-cell office:value-type="float" office:value="352.077605" calcext:value-type="float">
            <text:p>352.077605</text:p>
          </table:table-cell>
          <table:table-cell office:value-type="float" office:value="98" calcext:value-type="float">
            <text:p>98</text:p>
          </table:table-cell>
          <table:table-cell office:value-type="float" office:value="0.398438" calcext:value-type="float">
            <text:p>0.398438</text:p>
          </table:table-cell>
          <table:table-cell office:value-type="float" office:value="50" calcext:value-type="float">
            <text:p>50</text:p>
          </table:table-cell>
          <table:table-cell office:value-type="float" office:value="1697.9" calcext:value-type="float">
            <text:p>1697.9</text:p>
          </table:table-cell>
          <table:table-cell office:value-type="float" office:value="222.60748" calcext:value-type="float">
            <text:p>222.60748</text:p>
          </table:table-cell>
          <table:table-cell office:value-type="float" office:value="49" calcext:value-type="float">
            <text:p>49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46.8" calcext:value-type="float">
            <text:p>5746.8</text:p>
          </table:table-cell>
          <table:table-cell office:value-type="float" office:value="6850.282415" calcext:value-type="float">
            <text:p>6850.282415</text:p>
          </table:table-cell>
          <table:table-cell office:value-type="float" office:value="200" calcext:value-type="float">
            <text:p>200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100" calcext:value-type="float">
            <text:p>100</text:p>
          </table:table-cell>
          <table:table-cell office:value-type="float" office:value="2563.6" calcext:value-type="float">
            <text:p>2563.6</text:p>
          </table:table-cell>
          <table:table-cell office:value-type="float" office:value="136.344564" calcext:value-type="float">
            <text:p>136.344564</text:p>
          </table:table-cell>
          <table:table-cell office:value-type="float" office:value="198" calcext:value-type="float">
            <text:p>198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100" calcext:value-type="float">
            <text:p>100</text:p>
          </table:table-cell>
          <table:table-cell office:value-type="float" office:value="2244.5" calcext:value-type="float">
            <text:p>2244.5</text:p>
          </table:table-cell>
          <table:table-cell office:value-type="float" office:value="142.069877" calcext:value-type="float">
            <text:p>142.069877</text:p>
          </table:table-cell>
          <table:table-cell office:value-type="float" office:value="99" calcext:value-type="float">
            <text:p>99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66.9" calcext:value-type="float">
            <text:p>3966.9</text:p>
          </table:table-cell>
          <table:table-cell office:value-type="float" office:value="245.661332" calcext:value-type="float">
            <text:p>245.661332</text:p>
          </table:table-cell>
          <table:table-cell office:value-type="float" office:value="300" calcext:value-type="float">
            <text:p>300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150" calcext:value-type="float">
            <text:p>150</text:p>
          </table:table-cell>
          <table:table-cell office:value-type="float" office:value="3896.2" calcext:value-type="float">
            <text:p>3896.2</text:p>
          </table:table-cell>
          <table:table-cell office:value-type="float" office:value="194.407202" calcext:value-type="float">
            <text:p>194.407202</text:p>
          </table:table-cell>
          <table:table-cell office:value-type="float" office:value="298" calcext:value-type="float">
            <text:p>298</text:p>
          </table:table-cell>
          <table:table-cell office:value-type="float" office:value="1.179688" calcext:value-type="float">
            <text:p>1.179688</text:p>
          </table:table-cell>
          <table:table-cell office:value-type="float" office:value="150" calcext:value-type="float">
            <text:p>150</text:p>
          </table:table-cell>
          <table:table-cell office:value-type="float" office:value="2810.4" calcext:value-type="float">
            <text:p>2810.4</text:p>
          </table:table-cell>
          <table:table-cell office:value-type="float" office:value="54.891165" calcext:value-type="float">
            <text:p>54.891165</text:p>
          </table:table-cell>
          <table:table-cell office:value-type="float" office:value="149" calcext:value-type="float">
            <text:p>149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60.7" calcext:value-type="float">
            <text:p>3760.7</text:p>
          </table:table-cell>
          <table:table-cell office:value-type="float" office:value="1458.833373" calcext:value-type="float">
            <text:p>1458.833373</text:p>
          </table:table-cell>
          <table:table-cell office:value-type="float" office:value="400" calcext:value-type="float">
            <text:p>400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200" calcext:value-type="float">
            <text:p>200</text:p>
          </table:table-cell>
          <table:table-cell office:value-type="float" office:value="3888.7" calcext:value-type="float">
            <text:p>3888.7</text:p>
          </table:table-cell>
          <table:table-cell office:value-type="float" office:value="1567.198906" calcext:value-type="float">
            <text:p>1567.198906</text:p>
          </table:table-cell>
          <table:table-cell office:value-type="float" office:value="398" calcext:value-type="float">
            <text:p>398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200" calcext:value-type="float">
            <text:p>200</text:p>
          </table:table-cell>
          <table:table-cell office:value-type="float" office:value="3336.2" calcext:value-type="float">
            <text:p>3336.2</text:p>
          </table:table-cell>
          <table:table-cell office:value-type="float" office:value="1263.779079" calcext:value-type="float">
            <text:p>1263.779079</text:p>
          </table:table-cell>
          <table:table-cell office:value-type="float" office:value="199" calcext:value-type="float">
            <text:p>199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7.5" calcext:value-type="float">
            <text:p>1037.5</text:p>
          </table:table-cell>
          <table:table-cell office:value-type="float" office:value="76.071348" calcext:value-type="float">
            <text:p>76.071348</text:p>
          </table:table-cell>
          <table:table-cell office:value-type="float" office:value="500" calcext:value-type="float">
            <text:p>500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250" calcext:value-type="float">
            <text:p>250</text:p>
          </table:table-cell>
          <table:table-cell office:value-type="float" office:value="1226.3" calcext:value-type="float">
            <text:p>1226.3</text:p>
          </table:table-cell>
          <table:table-cell office:value-type="float" office:value="43.522523" calcext:value-type="float">
            <text:p>43.522523</text:p>
          </table:table-cell>
          <table:table-cell office:value-type="float" office:value="498" calcext:value-type="float">
            <text:p>498</text:p>
          </table:table-cell>
          <table:table-cell office:value-type="float" office:value="1.960938" calcext:value-type="float">
            <text:p>1.960938</text:p>
          </table:table-cell>
          <table:table-cell office:value-type="float" office:value="250" calcext:value-type="float">
            <text:p>250</text:p>
          </table:table-cell>
          <table:table-cell office:value-type="float" office:value="894" calcext:value-type="float">
            <text:p>894</text:p>
          </table:table-cell>
          <table:table-cell office:value-type="float" office:value="60.390397" calcext:value-type="float">
            <text:p>60.390397</text:p>
          </table:table-cell>
          <table:table-cell office:value-type="float" office:value="249" calcext:value-type="float">
            <text:p>249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1.8" calcext:value-type="float">
            <text:p>1101.8</text:p>
          </table:table-cell>
          <table:table-cell office:value-type="float" office:value="80.337787" calcext:value-type="float">
            <text:p>80.337787</text:p>
          </table:table-cell>
          <table:table-cell office:value-type="float" office:value="600" calcext:value-type="float">
            <text:p>600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300" calcext:value-type="float">
            <text:p>300</text:p>
          </table:table-cell>
          <table:table-cell office:value-type="float" office:value="1151.6" calcext:value-type="float">
            <text:p>1151.6</text:p>
          </table:table-cell>
          <table:table-cell office:value-type="float" office:value="145.539136" calcext:value-type="float">
            <text:p>145.539136</text:p>
          </table:table-cell>
          <table:table-cell office:value-type="float" office:value="598" calcext:value-type="float">
            <text:p>598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300" calcext:value-type="float">
            <text:p>300</text:p>
          </table:table-cell>
          <table:table-cell office:value-type="float" office:value="971.3" calcext:value-type="float">
            <text:p>971.3</text:p>
          </table:table-cell>
          <table:table-cell office:value-type="float" office:value="58.614077" calcext:value-type="float">
            <text:p>58.614077</text:p>
          </table:table-cell>
          <table:table-cell office:value-type="float" office:value="299" calcext:value-type="float">
            <text:p>299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13.2" calcext:value-type="float">
            <text:p>1113.2</text:p>
          </table:table-cell>
          <table:table-cell office:value-type="float" office:value="85.702742" calcext:value-type="float">
            <text:p>85.702742</text:p>
          </table:table-cell>
          <table:table-cell office:value-type="float" office:value="700" calcext:value-type="float">
            <text:p>700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350" calcext:value-type="float">
            <text:p>350</text:p>
          </table:table-cell>
          <table:table-cell office:value-type="float" office:value="1161.2" calcext:value-type="float">
            <text:p>1161.2</text:p>
          </table:table-cell>
          <table:table-cell office:value-type="float" office:value="72.839275" calcext:value-type="float">
            <text:p>72.839275</text:p>
          </table:table-cell>
          <table:table-cell office:value-type="float" office:value="698" calcext:value-type="float">
            <text:p>698</text:p>
          </table:table-cell>
          <table:table-cell office:value-type="float" office:value="2.742188" calcext:value-type="float">
            <text:p>2.742188</text:p>
          </table:table-cell>
          <table:table-cell office:value-type="float" office:value="350" calcext:value-type="float">
            <text:p>350</text:p>
          </table:table-cell>
          <table:table-cell office:value-type="float" office:value="1135.2" calcext:value-type="float">
            <text:p>1135.2</text:p>
          </table:table-cell>
          <table:table-cell office:value-type="float" office:value="73.561947" calcext:value-type="float">
            <text:p>73.561947</text:p>
          </table:table-cell>
          <table:table-cell office:value-type="float" office:value="349" calcext:value-type="float">
            <text:p>349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.7" calcext:value-type="float">
            <text:p>1200.7</text:p>
          </table:table-cell>
          <table:table-cell office:value-type="float" office:value="74.2483" calcext:value-type="float">
            <text:p>74.2483</text:p>
          </table:table-cell>
          <table:table-cell office:value-type="float" office:value="800" calcext:value-type="float">
            <text:p>800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400" calcext:value-type="float">
            <text:p>400</text:p>
          </table:table-cell>
          <table:table-cell office:value-type="float" office:value="2062.1" calcext:value-type="float">
            <text:p>2062.1</text:p>
          </table:table-cell>
          <table:table-cell office:value-type="float" office:value="928.62753" calcext:value-type="float">
            <text:p>928.62753</text:p>
          </table:table-cell>
          <table:table-cell office:value-type="float" office:value="798" calcext:value-type="float">
            <text:p>798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400" calcext:value-type="float">
            <text:p>400</text:p>
          </table:table-cell>
          <table:table-cell office:value-type="float" office:value="1236.5" calcext:value-type="float">
            <text:p>1236.5</text:p>
          </table:table-cell>
          <table:table-cell office:value-type="float" office:value="206.449146" calcext:value-type="float">
            <text:p>206.449146</text:p>
          </table:table-cell>
          <table:table-cell office:value-type="float" office:value="399" calcext:value-type="float">
            <text:p>39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38.2" calcext:value-type="float">
            <text:p>4038.2</text:p>
          </table:table-cell>
          <table:table-cell office:value-type="float" office:value="8161.820089" calcext:value-type="float">
            <text:p>8161.820089</text:p>
          </table:table-cell>
          <table:table-cell office:value-type="float" office:value="900" calcext:value-type="float">
            <text:p>900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450" calcext:value-type="float">
            <text:p>450</text:p>
          </table:table-cell>
          <table:table-cell office:value-type="float" office:value="2185.2" calcext:value-type="float">
            <text:p>2185.2</text:p>
          </table:table-cell>
          <table:table-cell office:value-type="float" office:value="345.764891" calcext:value-type="float">
            <text:p>345.764891</text:p>
          </table:table-cell>
          <table:table-cell office:value-type="float" office:value="898" calcext:value-type="float">
            <text:p>898</text:p>
          </table:table-cell>
          <table:table-cell office:value-type="float" office:value="3.523438" calcext:value-type="float">
            <text:p>3.523438</text:p>
          </table:table-cell>
          <table:table-cell office:value-type="float" office:value="450" calcext:value-type="float">
            <text:p>450</text:p>
          </table:table-cell>
          <table:table-cell office:value-type="float" office:value="1600.7" calcext:value-type="float">
            <text:p>1600.7</text:p>
          </table:table-cell>
          <table:table-cell office:value-type="float" office:value="138.569874" calcext:value-type="float">
            <text:p>138.569874</text:p>
          </table:table-cell>
          <table:table-cell office:value-type="float" office:value="449" calcext:value-type="float">
            <text:p>449</text:p>
          </table:table-cell>
          <table:table-cell office:value-type="float" office:value="3.515625" calcext:value-type="float">
            <text:p>3.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8.1" calcext:value-type="float">
            <text:p>1448.1</text:p>
          </table:table-cell>
          <table:table-cell office:value-type="float" office:value="45.961832" calcext:value-type="float">
            <text:p>45.961832</text:p>
          </table:table-cell>
          <table:table-cell office:value-type="float" office:value="1000" calcext:value-type="float">
            <text:p>1000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8.439755" calcext:value-type="float">
            <text:p>68.439755</text:p>
          </table:table-cell>
          <table:table-cell office:value-type="float" office:value="998" calcext:value-type="float">
            <text:p>998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500" calcext:value-type="float">
            <text:p>500</text:p>
          </table:table-cell>
          <table:table-cell office:value-type="float" office:value="1610.9" calcext:value-type="float">
            <text:p>1610.9</text:p>
          </table:table-cell>
          <table:table-cell office:value-type="float" office:value="54.548052" calcext:value-type="float">
            <text:p>54.548052</text:p>
          </table:table-cell>
          <table:table-cell office:value-type="float" office:value="499" calcext:value-type="float">
            <text:p>499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20.9" calcext:value-type="float">
            <text:p>1520.9</text:p>
          </table:table-cell>
          <table:table-cell office:value-type="float" office:value="138.589646" calcext:value-type="float">
            <text:p>138.589646</text:p>
          </table:table-cell>
          <table:table-cell office:value-type="float" office:value="1100" calcext:value-type="float">
            <text:p>1100</text:p>
          </table:table-cell>
          <table:table-cell office:value-type="float" office:value="8.601562" calcext:value-type="float">
            <text:p>8.601562</text:p>
          </table:table-cell>
          <table:table-cell office:value-type="float" office:value="550" calcext:value-type="float">
            <text:p>550</text:p>
          </table:table-cell>
          <table:table-cell office:value-type="float" office:value="1722.8" calcext:value-type="float">
            <text:p>1722.8</text:p>
          </table:table-cell>
          <table:table-cell office:value-type="float" office:value="105.946024" calcext:value-type="float">
            <text:p>105.946024</text:p>
          </table:table-cell>
          <table:table-cell office:value-type="float" office:value="1098" calcext:value-type="float">
            <text:p>1098</text:p>
          </table:table-cell>
          <table:table-cell office:value-type="float" office:value="4.304688" calcext:value-type="float">
            <text:p>4.304688</text:p>
          </table:table-cell>
          <table:table-cell office:value-type="float" office:value="550" calcext:value-type="float">
            <text:p>550</text:p>
          </table:table-cell>
          <table:table-cell office:value-type="float" office:value="1720.7" calcext:value-type="float">
            <text:p>1720.7</text:p>
          </table:table-cell>
          <table:table-cell office:value-type="float" office:value="76.324374" calcext:value-type="float">
            <text:p>76.324374</text:p>
          </table:table-cell>
          <table:table-cell office:value-type="float" office:value="549" calcext:value-type="float">
            <text:p>549</text:p>
          </table:table-cell>
          <table:table-cell office:value-type="float" office:value="4.296875" calcext:value-type="float">
            <text:p>4.296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88.7" calcext:value-type="float">
            <text:p>1488.7</text:p>
          </table:table-cell>
          <table:table-cell office:value-type="float" office:value="298.533767" calcext:value-type="float">
            <text:p>298.533767</text:p>
          </table:table-cell>
          <table:table-cell office:value-type="float" office:value="1200" calcext:value-type="float">
            <text:p>1200</text:p>
          </table:table-cell>
          <table:table-cell office:value-type="float" office:value="9.382812" calcext:value-type="float">
            <text:p>9.382812</text:p>
          </table:table-cell>
          <table:table-cell office:value-type="float" office:value="600" calcext:value-type="float">
            <text:p>600</text:p>
          </table:table-cell>
          <table:table-cell office:value-type="float" office:value="1825.4" calcext:value-type="float">
            <text:p>1825.4</text:p>
          </table:table-cell>
          <table:table-cell office:value-type="float" office:value="125.040154" calcext:value-type="float">
            <text:p>125.040154</text:p>
          </table:table-cell>
          <table:table-cell office:value-type="float" office:value="1198" calcext:value-type="float">
            <text:p>1198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600" calcext:value-type="float">
            <text:p>600</text:p>
          </table:table-cell>
          <table:table-cell office:value-type="float" office:value="1711.9" calcext:value-type="float">
            <text:p>1711.9</text:p>
          </table:table-cell>
          <table:table-cell office:value-type="float" office:value="50.987155" calcext:value-type="float">
            <text:p>50.987155</text:p>
          </table:table-cell>
          <table:table-cell office:value-type="float" office:value="599" calcext:value-type="float">
            <text:p>599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07.4" calcext:value-type="float">
            <text:p>2507.4</text:p>
          </table:table-cell>
          <table:table-cell office:value-type="float" office:value="2481.084851" calcext:value-type="float">
            <text:p>2481.084851</text:p>
          </table:table-cell>
          <table:table-cell office:value-type="float" office:value="1300" calcext:value-type="float">
            <text:p>1300</text:p>
          </table:table-cell>
          <table:table-cell office:value-type="float" office:value="10.164062" calcext:value-type="float">
            <text:p>10.164062</text:p>
          </table:table-cell>
          <table:table-cell office:value-type="float" office:value="650" calcext:value-type="float">
            <text:p>650</text:p>
          </table:table-cell>
          <table:table-cell office:value-type="float" office:value="1948" calcext:value-type="float">
            <text:p>1948</text:p>
          </table:table-cell>
          <table:table-cell office:value-type="float" office:value="88.42624" calcext:value-type="float">
            <text:p>88.42624</text:p>
          </table:table-cell>
          <table:table-cell office:value-type="float" office:value="1298" calcext:value-type="float">
            <text:p>1298</text:p>
          </table:table-cell>
          <table:table-cell office:value-type="float" office:value="5.085938" calcext:value-type="float">
            <text:p>5.085938</text:p>
          </table:table-cell>
          <table:table-cell office:value-type="float" office:value="650" calcext:value-type="float">
            <text:p>650</text:p>
          </table:table-cell>
          <table:table-cell office:value-type="float" office:value="2429.2" calcext:value-type="float">
            <text:p>2429.2</text:p>
          </table:table-cell>
          <table:table-cell office:value-type="float" office:value="1553.019562" calcext:value-type="float">
            <text:p>1553.019562</text:p>
          </table:table-cell>
          <table:table-cell office:value-type="float" office:value="649" calcext:value-type="float">
            <text:p>649</text:p>
          </table:table-cell>
          <table:table-cell office:value-type="float" office:value="5.078125" calcext:value-type="float">
            <text:p>5.07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50.1" calcext:value-type="float">
            <text:p>1550.1</text:p>
          </table:table-cell>
          <table:table-cell office:value-type="float" office:value="139.522364" calcext:value-type="float">
            <text:p>139.522364</text:p>
          </table:table-cell>
          <table:table-cell office:value-type="float" office:value="1400" calcext:value-type="float">
            <text:p>1400</text:p>
          </table:table-cell>
          <table:table-cell office:value-type="float" office:value="10.945312" calcext:value-type="float">
            <text:p>10.945312</text:p>
          </table:table-cell>
          <table:table-cell office:value-type="float" office:value="700" calcext:value-type="float">
            <text:p>700</text:p>
          </table:table-cell>
          <table:table-cell office:value-type="float" office:value="2831" calcext:value-type="float">
            <text:p>2831</text:p>
          </table:table-cell>
          <table:table-cell office:value-type="float" office:value="2600.302175" calcext:value-type="float">
            <text:p>2600.302175</text:p>
          </table:table-cell>
          <table:table-cell office:value-type="float" office:value="1398" calcext:value-type="float">
            <text:p>1398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700" calcext:value-type="float">
            <text:p>700</text:p>
          </table:table-cell>
          <table:table-cell office:value-type="float" office:value="2570.3" calcext:value-type="float">
            <text:p>2570.3</text:p>
          </table:table-cell>
          <table:table-cell office:value-type="float" office:value="1954.623445" calcext:value-type="float">
            <text:p>1954.623445</text:p>
          </table:table-cell>
          <table:table-cell office:value-type="float" office:value="699" calcext:value-type="float">
            <text:p>699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62.1" calcext:value-type="float">
            <text:p>1962.1</text:p>
          </table:table-cell>
          <table:table-cell office:value-type="float" office:value="1335.192829" calcext:value-type="float">
            <text:p>1335.192829</text:p>
          </table:table-cell>
          <table:table-cell office:value-type="float" office:value="1500" calcext:value-type="float">
            <text:p>1500</text:p>
          </table:table-cell>
          <table:table-cell office:value-type="float" office:value="11.726562" calcext:value-type="float">
            <text:p>11.726562</text:p>
          </table:table-cell>
          <table:table-cell office:value-type="float" office:value="750" calcext:value-type="float">
            <text:p>750</text:p>
          </table:table-cell>
          <table:table-cell office:value-type="float" office:value="2066.1" calcext:value-type="float">
            <text:p>2066.1</text:p>
          </table:table-cell>
          <table:table-cell office:value-type="float" office:value="57.301745" calcext:value-type="float">
            <text:p>57.301745</text:p>
          </table:table-cell>
          <table:table-cell office:value-type="float" office:value="1498" calcext:value-type="float">
            <text:p>1498</text:p>
          </table:table-cell>
          <table:table-cell office:value-type="float" office:value="5.867188" calcext:value-type="float">
            <text:p>5.867188</text:p>
          </table:table-cell>
          <table:table-cell office:value-type="float" office:value="750" calcext:value-type="float">
            <text:p>750</text:p>
          </table:table-cell>
          <table:table-cell office:value-type="float" office:value="1969.1" calcext:value-type="float">
            <text:p>1969.1</text:p>
          </table:table-cell>
          <table:table-cell office:value-type="float" office:value="50.504356" calcext:value-type="float">
            <text:p>50.504356</text:p>
          </table:table-cell>
          <table:table-cell office:value-type="float" office:value="749" calcext:value-type="float">
            <text:p>749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19.5" calcext:value-type="float">
            <text:p>1619.5</text:p>
          </table:table-cell>
          <table:table-cell office:value-type="float" office:value="78.972464" calcext:value-type="float">
            <text:p>78.972464</text:p>
          </table:table-cell>
          <table:table-cell office:value-type="float" office:value="1600" calcext:value-type="float">
            <text:p>1600</text:p>
          </table:table-cell>
          <table:table-cell office:value-type="float" office:value="12.507812" calcext:value-type="float">
            <text:p>12.507812</text:p>
          </table:table-cell>
          <table:table-cell office:value-type="float" office:value="800" calcext:value-type="float">
            <text:p>800</text:p>
          </table:table-cell>
          <table:table-cell office:value-type="float" office:value="2181.3" calcext:value-type="float">
            <text:p>2181.3</text:p>
          </table:table-cell>
          <table:table-cell office:value-type="float" office:value="109.668637" calcext:value-type="float">
            <text:p>109.668637</text:p>
          </table:table-cell>
          <table:table-cell office:value-type="float" office:value="1598" calcext:value-type="float">
            <text:p>1598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800" calcext:value-type="float">
            <text:p>800</text:p>
          </table:table-cell>
          <table:table-cell office:value-type="float" office:value="2066.8" calcext:value-type="float">
            <text:p>2066.8</text:p>
          </table:table-cell>
          <table:table-cell office:value-type="float" office:value="34.847669" calcext:value-type="float">
            <text:p>34.847669</text:p>
          </table:table-cell>
          <table:table-cell office:value-type="float" office:value="799" calcext:value-type="float">
            <text:p>7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0.4" calcext:value-type="float">
            <text:p>1700.4</text:p>
          </table:table-cell>
          <table:table-cell office:value-type="float" office:value="75.320913" calcext:value-type="float">
            <text:p>75.320913</text:p>
          </table:table-cell>
          <table:table-cell office:value-type="float" office:value="1700" calcext:value-type="float">
            <text:p>1700</text:p>
          </table:table-cell>
          <table:table-cell office:value-type="float" office:value="13.289062" calcext:value-type="float">
            <text:p>13.289062</text:p>
          </table:table-cell>
          <table:table-cell office:value-type="float" office:value="850" calcext:value-type="float">
            <text:p>850</text:p>
          </table:table-cell>
          <table:table-cell office:value-type="float" office:value="2499.3" calcext:value-type="float">
            <text:p>2499.3</text:p>
          </table:table-cell>
          <table:table-cell office:value-type="float" office:value="70.366256" calcext:value-type="float">
            <text:p>70.366256</text:p>
          </table:table-cell>
          <table:table-cell office:value-type="float" office:value="1698" calcext:value-type="float">
            <text:p>1698</text:p>
          </table:table-cell>
          <table:table-cell office:value-type="float" office:value="6.648438" calcext:value-type="float">
            <text:p>6.648438</text:p>
          </table:table-cell>
          <table:table-cell office:value-type="float" office:value="850" calcext:value-type="float">
            <text:p>850</text:p>
          </table:table-cell>
          <table:table-cell office:value-type="float" office:value="2296.1" calcext:value-type="float">
            <text:p>2296.1</text:p>
          </table:table-cell>
          <table:table-cell office:value-type="float" office:value="70.937226" calcext:value-type="float">
            <text:p>70.937226</text:p>
          </table:table-cell>
          <table:table-cell office:value-type="float" office:value="849" calcext:value-type="float">
            <text:p>849</text:p>
          </table:table-cell>
          <table:table-cell office:value-type="float" office:value="6.640625" calcext:value-type="float">
            <text:p>6.640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57.1" calcext:value-type="float">
            <text:p>1657.1</text:p>
          </table:table-cell>
          <table:table-cell office:value-type="float" office:value="118.348173" calcext:value-type="float">
            <text:p>118.348173</text:p>
          </table:table-cell>
          <table:table-cell office:value-type="float" office:value="1800" calcext:value-type="float">
            <text:p>1800</text:p>
          </table:table-cell>
          <table:table-cell office:value-type="float" office:value="14.070312" calcext:value-type="float">
            <text:p>14.070312</text:p>
          </table:table-cell>
          <table:table-cell office:value-type="float" office:value="900" calcext:value-type="float">
            <text:p>900</text:p>
          </table:table-cell>
          <table:table-cell office:value-type="float" office:value="2362.5" calcext:value-type="float">
            <text:p>2362.5</text:p>
          </table:table-cell>
          <table:table-cell office:value-type="float" office:value="66.859928" calcext:value-type="float">
            <text:p>66.859928</text:p>
          </table:table-cell>
          <table:table-cell office:value-type="float" office:value="1798" calcext:value-type="float">
            <text:p>1798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900" calcext:value-type="float">
            <text:p>900</text:p>
          </table:table-cell>
          <table:table-cell office:value-type="float" office:value="2314" calcext:value-type="float">
            <text:p>2314</text:p>
          </table:table-cell>
          <table:table-cell office:value-type="float" office:value="42.263459" calcext:value-type="float">
            <text:p>42.263459</text:p>
          </table:table-cell>
          <table:table-cell office:value-type="float" office:value="899" calcext:value-type="float">
            <text:p>899</text:p>
          </table:table-cell>
          <table:table-cell office:value-type="float" office:value="7.03125" calcext:value-type="float">
            <text:p>7.03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737.7" calcext:value-type="float">
            <text:p>1737.7</text:p>
          </table:table-cell>
          <table:table-cell office:value-type="float" office:value="97.536711" calcext:value-type="float">
            <text:p>97.536711</text:p>
          </table:table-cell>
          <table:table-cell office:value-type="float" office:value="1900" calcext:value-type="float">
            <text:p>1900</text:p>
          </table:table-cell>
          <table:table-cell office:value-type="float" office:value="14.851562" calcext:value-type="float">
            <text:p>14.851562</text:p>
          </table:table-cell>
          <table:table-cell office:value-type="float" office:value="950" calcext:value-type="float">
            <text:p>950</text:p>
          </table:table-cell>
          <table:table-cell office:value-type="float" office:value="2605.6" calcext:value-type="float">
            <text:p>2605.6</text:p>
          </table:table-cell>
          <table:table-cell office:value-type="float" office:value="58.90365" calcext:value-type="float">
            <text:p>58.90365</text:p>
          </table:table-cell>
          <table:table-cell office:value-type="float" office:value="1898" calcext:value-type="float">
            <text:p>1898</text:p>
          </table:table-cell>
          <table:table-cell office:value-type="float" office:value="7.429688" calcext:value-type="float">
            <text:p>7.429688</text:p>
          </table:table-cell>
          <table:table-cell office:value-type="float" office:value="950" calcext:value-type="float">
            <text:p>950</text:p>
          </table:table-cell>
          <table:table-cell office:value-type="float" office:value="2448.6" calcext:value-type="float">
            <text:p>2448.6</text:p>
          </table:table-cell>
          <table:table-cell office:value-type="float" office:value="64.468907" calcext:value-type="float">
            <text:p>64.468907</text:p>
          </table:table-cell>
          <table:table-cell office:value-type="float" office:value="949" calcext:value-type="float">
            <text:p>949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58.5" calcext:value-type="float">
            <text:p>1758.5</text:p>
          </table:table-cell>
          <table:table-cell office:value-type="float" office:value="113.7728" calcext:value-type="float">
            <text:p>113.7728</text:p>
          </table:table-cell>
          <table:table-cell office:value-type="float" office:value="2000" calcext:value-type="float">
            <text:p>2000</text:p>
          </table:table-cell>
          <table:table-cell office:value-type="float" office:value="15.632812" calcext:value-type="float">
            <text:p>15.632812</text:p>
          </table:table-cell>
          <table:table-cell office:value-type="float" office:value="1000" calcext:value-type="float">
            <text:p>1000</text:p>
          </table:table-cell>
          <table:table-cell office:value-type="float" office:value="2703.9" calcext:value-type="float">
            <text:p>2703.9</text:p>
          </table:table-cell>
          <table:table-cell office:value-type="float" office:value="53.023485" calcext:value-type="float">
            <text:p>53.023485</text:p>
          </table:table-cell>
          <table:table-cell office:value-type="float" office:value="1998" calcext:value-type="float">
            <text:p>1998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1000" calcext:value-type="float">
            <text:p>1000</text:p>
          </table:table-cell>
          <table:table-cell office:value-type="float" office:value="2577.6" calcext:value-type="float">
            <text:p>2577.6</text:p>
          </table:table-cell>
          <table:table-cell office:value-type="float" office:value="46.069947" calcext:value-type="float">
            <text:p>46.069947</text:p>
          </table:table-cell>
          <table:table-cell office:value-type="float" office:value="999" calcext:value-type="float">
            <text:p>999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otprod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red(+)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59.4" calcext:value-type="float">
            <text:p>3459.4</text:p>
          </table:table-cell>
          <table:table-cell office:value-type="float" office:value="392.171952" calcext:value-type="float">
            <text:p>392.171952</text:p>
          </table:table-cell>
          <table:table-cell office:value-type="float" office:value="100" calcext:value-type="float">
            <text:p>100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50" calcext:value-type="float">
            <text:p>50</text:p>
          </table:table-cell>
          <table:table-cell office:value-type="float" office:value="2090" calcext:value-type="float">
            <text:p>2090</text:p>
          </table:table-cell>
          <table:table-cell office:value-type="float" office:value="469.520181" calcext:value-type="float">
            <text:p>469.520181</text:p>
          </table:table-cell>
          <table:table-cell office:value-type="float" office:value="98" calcext:value-type="float">
            <text:p>98</text:p>
          </table:table-cell>
          <table:table-cell office:value-type="float" office:value="0.398438" calcext:value-type="float">
            <text:p>0.398438</text:p>
          </table:table-cell>
          <table:table-cell office:value-type="float" office:value="50" calcext:value-type="float">
            <text:p>50</text:p>
          </table:table-cell>
          <table:table-cell office:value-type="float" office:value="1852.4" calcext:value-type="float">
            <text:p>1852.4</text:p>
          </table:table-cell>
          <table:table-cell office:value-type="float" office:value="315.5846" calcext:value-type="float">
            <text:p>315.5846</text:p>
          </table:table-cell>
          <table:table-cell office:value-type="float" office:value="49" calcext:value-type="float">
            <text:p>49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94.2" calcext:value-type="float">
            <text:p>4294.2</text:p>
          </table:table-cell>
          <table:table-cell office:value-type="float" office:value="2541.214229" calcext:value-type="float">
            <text:p>2541.214229</text:p>
          </table:table-cell>
          <table:table-cell office:value-type="float" office:value="200" calcext:value-type="float">
            <text:p>200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100" calcext:value-type="float">
            <text:p>100</text:p>
          </table:table-cell>
          <table:table-cell office:value-type="float" office:value="3114.1" calcext:value-type="float">
            <text:p>3114.1</text:p>
          </table:table-cell>
          <table:table-cell office:value-type="float" office:value="151.063199" calcext:value-type="float">
            <text:p>151.063199</text:p>
          </table:table-cell>
          <table:table-cell office:value-type="float" office:value="198" calcext:value-type="float">
            <text:p>198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100" calcext:value-type="float">
            <text:p>100</text:p>
          </table:table-cell>
          <table:table-cell office:value-type="float" office:value="2429.3" calcext:value-type="float">
            <text:p>2429.3</text:p>
          </table:table-cell>
          <table:table-cell office:value-type="float" office:value="415.401023" calcext:value-type="float">
            <text:p>415.401023</text:p>
          </table:table-cell>
          <table:table-cell office:value-type="float" office:value="99" calcext:value-type="float">
            <text:p>99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91.3" calcext:value-type="float">
            <text:p>4291.3</text:p>
          </table:table-cell>
          <table:table-cell office:value-type="float" office:value="412.240476" calcext:value-type="float">
            <text:p>412.240476</text:p>
          </table:table-cell>
          <table:table-cell office:value-type="float" office:value="300" calcext:value-type="float">
            <text:p>300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150" calcext:value-type="float">
            <text:p>150</text:p>
          </table:table-cell>
          <table:table-cell office:value-type="float" office:value="4539.7" calcext:value-type="float">
            <text:p>4539.7</text:p>
          </table:table-cell>
          <table:table-cell office:value-type="float" office:value="731.388686" calcext:value-type="float">
            <text:p>731.388686</text:p>
          </table:table-cell>
          <table:table-cell office:value-type="float" office:value="298" calcext:value-type="float">
            <text:p>298</text:p>
          </table:table-cell>
          <table:table-cell office:value-type="float" office:value="1.179688" calcext:value-type="float">
            <text:p>1.179688</text:p>
          </table:table-cell>
          <table:table-cell office:value-type="float" office:value="150" calcext:value-type="float">
            <text:p>150</text:p>
          </table:table-cell>
          <table:table-cell office:value-type="float" office:value="3039" calcext:value-type="float">
            <text:p>3039</text:p>
          </table:table-cell>
          <table:table-cell office:value-type="float" office:value="192.009896" calcext:value-type="float">
            <text:p>192.009896</text:p>
          </table:table-cell>
          <table:table-cell office:value-type="float" office:value="149" calcext:value-type="float">
            <text:p>149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20.1" calcext:value-type="float">
            <text:p>5020.1</text:p>
          </table:table-cell>
          <table:table-cell office:value-type="float" office:value="654.53349" calcext:value-type="float">
            <text:p>654.53349</text:p>
          </table:table-cell>
          <table:table-cell office:value-type="float" office:value="400" calcext:value-type="float">
            <text:p>400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200" calcext:value-type="float">
            <text:p>200</text:p>
          </table:table-cell>
          <table:table-cell office:value-type="float" office:value="4424.3" calcext:value-type="float">
            <text:p>4424.3</text:p>
          </table:table-cell>
          <table:table-cell office:value-type="float" office:value="375.226345" calcext:value-type="float">
            <text:p>375.226345</text:p>
          </table:table-cell>
          <table:table-cell office:value-type="float" office:value="398" calcext:value-type="float">
            <text:p>398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200" calcext:value-type="float">
            <text:p>200</text:p>
          </table:table-cell>
          <table:table-cell office:value-type="float" office:value="3689.1" calcext:value-type="float">
            <text:p>3689.1</text:p>
          </table:table-cell>
          <table:table-cell office:value-type="float" office:value="330.004682" calcext:value-type="float">
            <text:p>330.004682</text:p>
          </table:table-cell>
          <table:table-cell office:value-type="float" office:value="199" calcext:value-type="float">
            <text:p>199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98.3" calcext:value-type="float">
            <text:p>3098.3</text:p>
          </table:table-cell>
          <table:table-cell office:value-type="float" office:value="2090.929413" calcext:value-type="float">
            <text:p>2090.929413</text:p>
          </table:table-cell>
          <table:table-cell office:value-type="float" office:value="500" calcext:value-type="float">
            <text:p>500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250" calcext:value-type="float">
            <text:p>250</text:p>
          </table:table-cell>
          <table:table-cell office:value-type="float" office:value="4340.2" calcext:value-type="float">
            <text:p>4340.2</text:p>
          </table:table-cell>
          <table:table-cell office:value-type="float" office:value="2701.376197" calcext:value-type="float">
            <text:p>2701.376197</text:p>
          </table:table-cell>
          <table:table-cell office:value-type="float" office:value="498" calcext:value-type="float">
            <text:p>498</text:p>
          </table:table-cell>
          <table:table-cell office:value-type="float" office:value="1.960938" calcext:value-type="float">
            <text:p>1.960938</text:p>
          </table:table-cell>
          <table:table-cell office:value-type="float" office:value="250" calcext:value-type="float">
            <text:p>250</text:p>
          </table:table-cell>
          <table:table-cell office:value-type="float" office:value="2706.8" calcext:value-type="float">
            <text:p>2706.8</text:p>
          </table:table-cell>
          <table:table-cell office:value-type="float" office:value="1760.780781" calcext:value-type="float">
            <text:p>1760.780781</text:p>
          </table:table-cell>
          <table:table-cell office:value-type="float" office:value="249" calcext:value-type="float">
            <text:p>249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35.3" calcext:value-type="float">
            <text:p>1135.3</text:p>
          </table:table-cell>
          <table:table-cell office:value-type="float" office:value="83.565603" calcext:value-type="float">
            <text:p>83.565603</text:p>
          </table:table-cell>
          <table:table-cell office:value-type="float" office:value="600" calcext:value-type="float">
            <text:p>600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300" calcext:value-type="float">
            <text:p>300</text:p>
          </table:table-cell>
          <table:table-cell office:value-type="float" office:value="1592.7" calcext:value-type="float">
            <text:p>1592.7</text:p>
          </table:table-cell>
          <table:table-cell office:value-type="float" office:value="201.397145" calcext:value-type="float">
            <text:p>201.397145</text:p>
          </table:table-cell>
          <table:table-cell office:value-type="float" office:value="598" calcext:value-type="float">
            <text:p>598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300" calcext:value-type="float">
            <text:p>300</text:p>
          </table:table-cell>
          <table:table-cell office:value-type="float" office:value="967" calcext:value-type="float">
            <text:p>967</text:p>
          </table:table-cell>
          <table:table-cell office:value-type="float" office:value="57.893005" calcext:value-type="float">
            <text:p>57.893005</text:p>
          </table:table-cell>
          <table:table-cell office:value-type="float" office:value="299" calcext:value-type="float">
            <text:p>299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1.8" calcext:value-type="float">
            <text:p>1191.8</text:p>
          </table:table-cell>
          <table:table-cell office:value-type="float" office:value="75.487482" calcext:value-type="float">
            <text:p>75.487482</text:p>
          </table:table-cell>
          <table:table-cell office:value-type="float" office:value="700" calcext:value-type="float">
            <text:p>700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350" calcext:value-type="float">
            <text:p>350</text:p>
          </table:table-cell>
          <table:table-cell office:value-type="float" office:value="1467.2" calcext:value-type="float">
            <text:p>1467.2</text:p>
          </table:table-cell>
          <table:table-cell office:value-type="float" office:value="77.359938" calcext:value-type="float">
            <text:p>77.359938</text:p>
          </table:table-cell>
          <table:table-cell office:value-type="float" office:value="698" calcext:value-type="float">
            <text:p>698</text:p>
          </table:table-cell>
          <table:table-cell office:value-type="float" office:value="2.742188" calcext:value-type="float">
            <text:p>2.742188</text:p>
          </table:table-cell>
          <table:table-cell office:value-type="float" office:value="350" calcext:value-type="float">
            <text:p>350</text:p>
          </table:table-cell>
          <table:table-cell office:value-type="float" office:value="1096.1" calcext:value-type="float">
            <text:p>1096.1</text:p>
          </table:table-cell>
          <table:table-cell office:value-type="float" office:value="36.819696" calcext:value-type="float">
            <text:p>36.819696</text:p>
          </table:table-cell>
          <table:table-cell office:value-type="float" office:value="349" calcext:value-type="float">
            <text:p>349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7.5" calcext:value-type="float">
            <text:p>1207.5</text:p>
          </table:table-cell>
          <table:table-cell office:value-type="float" office:value="91.353435" calcext:value-type="float">
            <text:p>91.353435</text:p>
          </table:table-cell>
          <table:table-cell office:value-type="float" office:value="800" calcext:value-type="float">
            <text:p>800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400" calcext:value-type="float">
            <text:p>400</text:p>
          </table:table-cell>
          <table:table-cell office:value-type="float" office:value="1778.7" calcext:value-type="float">
            <text:p>1778.7</text:p>
          </table:table-cell>
          <table:table-cell office:value-type="float" office:value="349.239187" calcext:value-type="float">
            <text:p>349.239187</text:p>
          </table:table-cell>
          <table:table-cell office:value-type="float" office:value="798" calcext:value-type="float">
            <text:p>798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400" calcext:value-type="float">
            <text:p>400</text:p>
          </table:table-cell>
          <table:table-cell office:value-type="float" office:value="1166.9" calcext:value-type="float">
            <text:p>1166.9</text:p>
          </table:table-cell>
          <table:table-cell office:value-type="float" office:value="40.498025" calcext:value-type="float">
            <text:p>40.498025</text:p>
          </table:table-cell>
          <table:table-cell office:value-type="float" office:value="399" calcext:value-type="float">
            <text:p>39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52.8" calcext:value-type="float">
            <text:p>1352.8</text:p>
          </table:table-cell>
          <table:table-cell office:value-type="float" office:value="179.739144" calcext:value-type="float">
            <text:p>179.739144</text:p>
          </table:table-cell>
          <table:table-cell office:value-type="float" office:value="900" calcext:value-type="float">
            <text:p>900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450" calcext:value-type="float">
            <text:p>450</text:p>
          </table:table-cell>
          <table:table-cell office:value-type="float" office:value="1665.3" calcext:value-type="float">
            <text:p>1665.3</text:p>
          </table:table-cell>
          <table:table-cell office:value-type="float" office:value="201.657655" calcext:value-type="float">
            <text:p>201.657655</text:p>
          </table:table-cell>
          <table:table-cell office:value-type="float" office:value="898" calcext:value-type="float">
            <text:p>898</text:p>
          </table:table-cell>
          <table:table-cell office:value-type="float" office:value="3.523438" calcext:value-type="float">
            <text:p>3.523438</text:p>
          </table:table-cell>
          <table:table-cell office:value-type="float" office:value="450" calcext:value-type="float">
            <text:p>450</text:p>
          </table:table-cell>
          <table:table-cell office:value-type="float" office:value="1378.9" calcext:value-type="float">
            <text:p>1378.9</text:p>
          </table:table-cell>
          <table:table-cell office:value-type="float" office:value="103.187645" calcext:value-type="float">
            <text:p>103.187645</text:p>
          </table:table-cell>
          <table:table-cell office:value-type="float" office:value="449" calcext:value-type="float">
            <text:p>449</text:p>
          </table:table-cell>
          <table:table-cell office:value-type="float" office:value="3.515625" calcext:value-type="float">
            <text:p>3.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88.6" calcext:value-type="float">
            <text:p>1388.6</text:p>
          </table:table-cell>
          <table:table-cell office:value-type="float" office:value="183.26058" calcext:value-type="float">
            <text:p>183.26058</text:p>
          </table:table-cell>
          <table:table-cell office:value-type="float" office:value="1000" calcext:value-type="float">
            <text:p>1000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500" calcext:value-type="float">
            <text:p>500</text:p>
          </table:table-cell>
          <table:table-cell office:value-type="float" office:value="1549.3" calcext:value-type="float">
            <text:p>1549.3</text:p>
          </table:table-cell>
          <table:table-cell office:value-type="float" office:value="129.451188" calcext:value-type="float">
            <text:p>129.451188</text:p>
          </table:table-cell>
          <table:table-cell office:value-type="float" office:value="998" calcext:value-type="float">
            <text:p>998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500" calcext:value-type="float">
            <text:p>500</text:p>
          </table:table-cell>
          <table:table-cell office:value-type="float" office:value="1543.1" calcext:value-type="float">
            <text:p>1543.1</text:p>
          </table:table-cell>
          <table:table-cell office:value-type="float" office:value="93.981328" calcext:value-type="float">
            <text:p>93.981328</text:p>
          </table:table-cell>
          <table:table-cell office:value-type="float" office:value="499" calcext:value-type="float">
            <text:p>499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81.3" calcext:value-type="float">
            <text:p>1081.3</text:p>
          </table:table-cell>
          <table:table-cell office:value-type="float" office:value="164.240099" calcext:value-type="float">
            <text:p>164.240099</text:p>
          </table:table-cell>
          <table:table-cell office:value-type="float" office:value="1100" calcext:value-type="float">
            <text:p>1100</text:p>
          </table:table-cell>
          <table:table-cell office:value-type="float" office:value="8.601562" calcext:value-type="float">
            <text:p>8.601562</text:p>
          </table:table-cell>
          <table:table-cell office:value-type="float" office:value="550" calcext:value-type="float">
            <text:p>550</text:p>
          </table:table-cell>
          <table:table-cell office:value-type="float" office:value="1635.8" calcext:value-type="float">
            <text:p>1635.8</text:p>
          </table:table-cell>
          <table:table-cell office:value-type="float" office:value="30.505082" calcext:value-type="float">
            <text:p>30.505082</text:p>
          </table:table-cell>
          <table:table-cell office:value-type="float" office:value="1098" calcext:value-type="float">
            <text:p>1098</text:p>
          </table:table-cell>
          <table:table-cell office:value-type="float" office:value="4.304688" calcext:value-type="float">
            <text:p>4.304688</text:p>
          </table:table-cell>
          <table:table-cell office:value-type="float" office:value="550" calcext:value-type="float">
            <text:p>550</text:p>
          </table:table-cell>
          <table:table-cell office:value-type="float" office:value="1559.3" calcext:value-type="float">
            <text:p>1559.3</text:p>
          </table:table-cell>
          <table:table-cell office:value-type="float" office:value="47.1" calcext:value-type="float">
            <text:p>47.1</text:p>
          </table:table-cell>
          <table:table-cell office:value-type="float" office:value="549" calcext:value-type="float">
            <text:p>549</text:p>
          </table:table-cell>
          <table:table-cell office:value-type="float" office:value="4.296875" calcext:value-type="float">
            <text:p>4.296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12.8" calcext:value-type="float">
            <text:p>1512.8</text:p>
          </table:table-cell>
          <table:table-cell office:value-type="float" office:value="261.890741" calcext:value-type="float">
            <text:p>261.890741</text:p>
          </table:table-cell>
          <table:table-cell office:value-type="float" office:value="1200" calcext:value-type="float">
            <text:p>1200</text:p>
          </table:table-cell>
          <table:table-cell office:value-type="float" office:value="9.382812" calcext:value-type="float">
            <text:p>9.382812</text:p>
          </table:table-cell>
          <table:table-cell office:value-type="float" office:value="600" calcext:value-type="float">
            <text:p>600</text:p>
          </table:table-cell>
          <table:table-cell office:value-type="float" office:value="1747.2" calcext:value-type="float">
            <text:p>1747.2</text:p>
          </table:table-cell>
          <table:table-cell office:value-type="float" office:value="69.437454" calcext:value-type="float">
            <text:p>69.437454</text:p>
          </table:table-cell>
          <table:table-cell office:value-type="float" office:value="1198" calcext:value-type="float">
            <text:p>1198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600" calcext:value-type="float">
            <text:p>600</text:p>
          </table:table-cell>
          <table:table-cell office:value-type="float" office:value="1727.5" calcext:value-type="float">
            <text:p>1727.5</text:p>
          </table:table-cell>
          <table:table-cell office:value-type="float" office:value="69.254964" calcext:value-type="float">
            <text:p>69.254964</text:p>
          </table:table-cell>
          <table:table-cell office:value-type="float" office:value="599" calcext:value-type="float">
            <text:p>599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23.4" calcext:value-type="float">
            <text:p>1423.4</text:p>
          </table:table-cell>
          <table:table-cell office:value-type="float" office:value="192.761614" calcext:value-type="float">
            <text:p>192.761614</text:p>
          </table:table-cell>
          <table:table-cell office:value-type="float" office:value="1300" calcext:value-type="float">
            <text:p>1300</text:p>
          </table:table-cell>
          <table:table-cell office:value-type="float" office:value="10.164062" calcext:value-type="float">
            <text:p>10.164062</text:p>
          </table:table-cell>
          <table:table-cell office:value-type="float" office:value="650" calcext:value-type="float">
            <text:p>650</text:p>
          </table:table-cell>
          <table:table-cell office:value-type="float" office:value="2055.3" calcext:value-type="float">
            <text:p>2055.3</text:p>
          </table:table-cell>
          <table:table-cell office:value-type="float" office:value="100.119978" calcext:value-type="float">
            <text:p>100.119978</text:p>
          </table:table-cell>
          <table:table-cell office:value-type="float" office:value="1298" calcext:value-type="float">
            <text:p>1298</text:p>
          </table:table-cell>
          <table:table-cell office:value-type="float" office:value="5.085938" calcext:value-type="float">
            <text:p>5.085938</text:p>
          </table:table-cell>
          <table:table-cell office:value-type="float" office:value="650" calcext:value-type="float">
            <text:p>650</text:p>
          </table:table-cell>
          <table:table-cell office:value-type="float" office:value="1923.2" calcext:value-type="float">
            <text:p>1923.2</text:p>
          </table:table-cell>
          <table:table-cell office:value-type="float" office:value="117.719837" calcext:value-type="float">
            <text:p>117.719837</text:p>
          </table:table-cell>
          <table:table-cell office:value-type="float" office:value="649" calcext:value-type="float">
            <text:p>649</text:p>
          </table:table-cell>
          <table:table-cell office:value-type="float" office:value="5.078125" calcext:value-type="float">
            <text:p>5.07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18.1" calcext:value-type="float">
            <text:p>1618.1</text:p>
          </table:table-cell>
          <table:table-cell office:value-type="float" office:value="94.019626" calcext:value-type="float">
            <text:p>94.019626</text:p>
          </table:table-cell>
          <table:table-cell office:value-type="float" office:value="1400" calcext:value-type="float">
            <text:p>1400</text:p>
          </table:table-cell>
          <table:table-cell office:value-type="float" office:value="10.945312" calcext:value-type="float">
            <text:p>10.945312</text:p>
          </table:table-cell>
          <table:table-cell office:value-type="float" office:value="700" calcext:value-type="float">
            <text:p>700</text:p>
          </table:table-cell>
          <table:table-cell office:value-type="float" office:value="2008.2" calcext:value-type="float">
            <text:p>2008.2</text:p>
          </table:table-cell>
          <table:table-cell office:value-type="float" office:value="66.515863" calcext:value-type="float">
            <text:p>66.515863</text:p>
          </table:table-cell>
          <table:table-cell office:value-type="float" office:value="1398" calcext:value-type="float">
            <text:p>1398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700" calcext:value-type="float">
            <text:p>700</text:p>
          </table:table-cell>
          <table:table-cell office:value-type="float" office:value="1927.5" calcext:value-type="float">
            <text:p>1927.5</text:p>
          </table:table-cell>
          <table:table-cell office:value-type="float" office:value="41.81208" calcext:value-type="float">
            <text:p>41.81208</text:p>
          </table:table-cell>
          <table:table-cell office:value-type="float" office:value="699" calcext:value-type="float">
            <text:p>699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54.7" calcext:value-type="float">
            <text:p>1554.7</text:p>
          </table:table-cell>
          <table:table-cell office:value-type="float" office:value="89.518769" calcext:value-type="float">
            <text:p>89.518769</text:p>
          </table:table-cell>
          <table:table-cell office:value-type="float" office:value="1500" calcext:value-type="float">
            <text:p>1500</text:p>
          </table:table-cell>
          <table:table-cell office:value-type="float" office:value="11.726562" calcext:value-type="float">
            <text:p>11.726562</text:p>
          </table:table-cell>
          <table:table-cell office:value-type="float" office:value="750" calcext:value-type="float">
            <text:p>750</text:p>
          </table:table-cell>
          <table:table-cell office:value-type="float" office:value="2261.6" calcext:value-type="float">
            <text:p>2261.6</text:p>
          </table:table-cell>
          <table:table-cell office:value-type="float" office:value="64.064343" calcext:value-type="float">
            <text:p>64.064343</text:p>
          </table:table-cell>
          <table:table-cell office:value-type="float" office:value="1498" calcext:value-type="float">
            <text:p>1498</text:p>
          </table:table-cell>
          <table:table-cell office:value-type="float" office:value="5.867188" calcext:value-type="float">
            <text:p>5.867188</text:p>
          </table:table-cell>
          <table:table-cell office:value-type="float" office:value="750" calcext:value-type="float">
            <text:p>750</text:p>
          </table:table-cell>
          <table:table-cell office:value-type="float" office:value="2035.3" calcext:value-type="float">
            <text:p>2035.3</text:p>
          </table:table-cell>
          <table:table-cell office:value-type="float" office:value="39.354923" calcext:value-type="float">
            <text:p>39.354923</text:p>
          </table:table-cell>
          <table:table-cell office:value-type="float" office:value="749" calcext:value-type="float">
            <text:p>749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75.3" calcext:value-type="float">
            <text:p>1775.3</text:p>
          </table:table-cell>
          <table:table-cell office:value-type="float" office:value="81.995183" calcext:value-type="float">
            <text:p>81.995183</text:p>
          </table:table-cell>
          <table:table-cell office:value-type="float" office:value="1600" calcext:value-type="float">
            <text:p>1600</text:p>
          </table:table-cell>
          <table:table-cell office:value-type="float" office:value="12.507812" calcext:value-type="float">
            <text:p>12.507812</text:p>
          </table:table-cell>
          <table:table-cell office:value-type="float" office:value="800" calcext:value-type="float">
            <text:p>800</text:p>
          </table:table-cell>
          <table:table-cell office:value-type="float" office:value="2462.9" calcext:value-type="float">
            <text:p>2462.9</text:p>
          </table:table-cell>
          <table:table-cell office:value-type="float" office:value="48.231629" calcext:value-type="float">
            <text:p>48.231629</text:p>
          </table:table-cell>
          <table:table-cell office:value-type="float" office:value="1598" calcext:value-type="float">
            <text:p>1598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800" calcext:value-type="float">
            <text:p>800</text:p>
          </table:table-cell>
          <table:table-cell office:value-type="float" office:value="2336.4" calcext:value-type="float">
            <text:p>2336.4</text:p>
          </table:table-cell>
          <table:table-cell office:value-type="float" office:value="91.805446" calcext:value-type="float">
            <text:p>91.805446</text:p>
          </table:table-cell>
          <table:table-cell office:value-type="float" office:value="799" calcext:value-type="float">
            <text:p>7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29.8" calcext:value-type="float">
            <text:p>1829.8</text:p>
          </table:table-cell>
          <table:table-cell office:value-type="float" office:value="159.447045" calcext:value-type="float">
            <text:p>159.447045</text:p>
          </table:table-cell>
          <table:table-cell office:value-type="float" office:value="1700" calcext:value-type="float">
            <text:p>1700</text:p>
          </table:table-cell>
          <table:table-cell office:value-type="float" office:value="13.289062" calcext:value-type="float">
            <text:p>13.289062</text:p>
          </table:table-cell>
          <table:table-cell office:value-type="float" office:value="850" calcext:value-type="float">
            <text:p>850</text:p>
          </table:table-cell>
          <table:table-cell office:value-type="float" office:value="2498.7" calcext:value-type="float">
            <text:p>2498.7</text:p>
          </table:table-cell>
          <table:table-cell office:value-type="float" office:value="112.828232" calcext:value-type="float">
            <text:p>112.828232</text:p>
          </table:table-cell>
          <table:table-cell office:value-type="float" office:value="1698" calcext:value-type="float">
            <text:p>1698</text:p>
          </table:table-cell>
          <table:table-cell office:value-type="float" office:value="6.648438" calcext:value-type="float">
            <text:p>6.648438</text:p>
          </table:table-cell>
          <table:table-cell office:value-type="float" office:value="850" calcext:value-type="float">
            <text:p>850</text:p>
          </table:table-cell>
          <table:table-cell office:value-type="float" office:value="2408.3" calcext:value-type="float">
            <text:p>2408.3</text:p>
          </table:table-cell>
          <table:table-cell office:value-type="float" office:value="78.977275" calcext:value-type="float">
            <text:p>78.977275</text:p>
          </table:table-cell>
          <table:table-cell office:value-type="float" office:value="849" calcext:value-type="float">
            <text:p>849</text:p>
          </table:table-cell>
          <table:table-cell office:value-type="float" office:value="6.640625" calcext:value-type="float">
            <text:p>6.640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22.8" calcext:value-type="float">
            <text:p>1922.8</text:p>
          </table:table-cell>
          <table:table-cell office:value-type="float" office:value="67.740387" calcext:value-type="float">
            <text:p>67.740387</text:p>
          </table:table-cell>
          <table:table-cell office:value-type="float" office:value="1800" calcext:value-type="float">
            <text:p>1800</text:p>
          </table:table-cell>
          <table:table-cell office:value-type="float" office:value="14.070312" calcext:value-type="float">
            <text:p>14.070312</text:p>
          </table:table-cell>
          <table:table-cell office:value-type="float" office:value="900" calcext:value-type="float">
            <text:p>900</text:p>
          </table:table-cell>
          <table:table-cell office:value-type="float" office:value="2696" calcext:value-type="float">
            <text:p>2696</text:p>
          </table:table-cell>
          <table:table-cell office:value-type="float" office:value="120.996694" calcext:value-type="float">
            <text:p>120.996694</text:p>
          </table:table-cell>
          <table:table-cell office:value-type="float" office:value="1798" calcext:value-type="float">
            <text:p>1798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900" calcext:value-type="float">
            <text:p>900</text:p>
          </table:table-cell>
          <table:table-cell office:value-type="float" office:value="2584.6" calcext:value-type="float">
            <text:p>2584.6</text:p>
          </table:table-cell>
          <table:table-cell office:value-type="float" office:value="133.512696" calcext:value-type="float">
            <text:p>133.512696</text:p>
          </table:table-cell>
          <table:table-cell office:value-type="float" office:value="899" calcext:value-type="float">
            <text:p>899</text:p>
          </table:table-cell>
          <table:table-cell office:value-type="float" office:value="7.03125" calcext:value-type="float">
            <text:p>7.03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50.1" calcext:value-type="float">
            <text:p>1950.1</text:p>
          </table:table-cell>
          <table:table-cell office:value-type="float" office:value="107.315842" calcext:value-type="float">
            <text:p>107.315842</text:p>
          </table:table-cell>
          <table:table-cell office:value-type="float" office:value="1900" calcext:value-type="float">
            <text:p>1900</text:p>
          </table:table-cell>
          <table:table-cell office:value-type="float" office:value="14.851562" calcext:value-type="float">
            <text:p>14.851562</text:p>
          </table:table-cell>
          <table:table-cell office:value-type="float" office:value="950" calcext:value-type="float">
            <text:p>950</text:p>
          </table:table-cell>
          <table:table-cell office:value-type="float" office:value="2918.1" calcext:value-type="float">
            <text:p>2918.1</text:p>
          </table:table-cell>
          <table:table-cell office:value-type="float" office:value="115.933127" calcext:value-type="float">
            <text:p>115.933127</text:p>
          </table:table-cell>
          <table:table-cell office:value-type="float" office:value="1898" calcext:value-type="float">
            <text:p>1898</text:p>
          </table:table-cell>
          <table:table-cell office:value-type="float" office:value="7.429688" calcext:value-type="float">
            <text:p>7.429688</text:p>
          </table:table-cell>
          <table:table-cell office:value-type="float" office:value="950" calcext:value-type="float">
            <text:p>950</text:p>
          </table:table-cell>
          <table:table-cell office:value-type="float" office:value="2741.9" calcext:value-type="float">
            <text:p>2741.9</text:p>
          </table:table-cell>
          <table:table-cell office:value-type="float" office:value="61.882873" calcext:value-type="float">
            <text:p>61.882873</text:p>
          </table:table-cell>
          <table:table-cell office:value-type="float" office:value="949" calcext:value-type="float">
            <text:p>949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1" calcext:value-type="float">
            <text:p>2071</text:p>
          </table:table-cell>
          <table:table-cell office:value-type="float" office:value="99.526881" calcext:value-type="float">
            <text:p>99.526881</text:p>
          </table:table-cell>
          <table:table-cell office:value-type="float" office:value="2000" calcext:value-type="float">
            <text:p>2000</text:p>
          </table:table-cell>
          <table:table-cell office:value-type="float" office:value="15.632812" calcext:value-type="float">
            <text:p>15.632812</text:p>
          </table:table-cell>
          <table:table-cell office:value-type="float" office:value="1000" calcext:value-type="float">
            <text:p>1000</text:p>
          </table:table-cell>
          <table:table-cell office:value-type="float" office:value="3023.3" calcext:value-type="float">
            <text:p>3023.3</text:p>
          </table:table-cell>
          <table:table-cell office:value-type="float" office:value="45.969664" calcext:value-type="float">
            <text:p>45.969664</text:p>
          </table:table-cell>
          <table:table-cell office:value-type="float" office:value="1998" calcext:value-type="float">
            <text:p>1998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1000" calcext:value-type="float">
            <text:p>1000</text:p>
          </table:table-cell>
          <table:table-cell office:value-type="float" office:value="2727.7" calcext:value-type="float">
            <text:p>2727.7</text:p>
          </table:table-cell>
          <table:table-cell office:value-type="float" office:value="55.194293" calcext:value-type="float">
            <text:p>55.194293</text:p>
          </table:table-cell>
          <table:table-cell office:value-type="float" office:value="999" calcext:value-type="float">
            <text:p>999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office:value-type="string" calcext:value-type="string">
            <text:p>threads 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otprod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red(+)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88.6" calcext:value-type="float">
            <text:p>4288.6</text:p>
          </table:table-cell>
          <table:table-cell office:value-type="float" office:value="354.637054" calcext:value-type="float">
            <text:p>354.637054</text:p>
          </table:table-cell>
          <table:table-cell office:value-type="float" office:value="100" calcext:value-type="float">
            <text:p>100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50" calcext:value-type="float">
            <text:p>50</text:p>
          </table:table-cell>
          <table:table-cell office:value-type="float" office:value="1985" calcext:value-type="float">
            <text:p>1985</text:p>
          </table:table-cell>
          <table:table-cell office:value-type="float" office:value="466.378387" calcext:value-type="float">
            <text:p>466.378387</text:p>
          </table:table-cell>
          <table:table-cell office:value-type="float" office:value="98" calcext:value-type="float">
            <text:p>98</text:p>
          </table:table-cell>
          <table:table-cell office:value-type="float" office:value="0.398438" calcext:value-type="float">
            <text:p>0.398438</text:p>
          </table:table-cell>
          <table:table-cell office:value-type="float" office:value="50" calcext:value-type="float">
            <text:p>50</text:p>
          </table:table-cell>
          <table:table-cell office:value-type="float" office:value="1806.5" calcext:value-type="float">
            <text:p>1806.5</text:p>
          </table:table-cell>
          <table:table-cell office:value-type="float" office:value="353.029531" calcext:value-type="float">
            <text:p>353.029531</text:p>
          </table:table-cell>
          <table:table-cell office:value-type="float" office:value="49" calcext:value-type="float">
            <text:p>49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80.2" calcext:value-type="float">
            <text:p>4680.2</text:p>
          </table:table-cell>
          <table:table-cell office:value-type="float" office:value="234.70441" calcext:value-type="float">
            <text:p>234.70441</text:p>
          </table:table-cell>
          <table:table-cell office:value-type="float" office:value="200" calcext:value-type="float">
            <text:p>200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100" calcext:value-type="float">
            <text:p>100</text:p>
          </table:table-cell>
          <table:table-cell office:value-type="float" office:value="3868.7" calcext:value-type="float">
            <text:p>3868.7</text:p>
          </table:table-cell>
          <table:table-cell office:value-type="float" office:value="225.055571" calcext:value-type="float">
            <text:p>225.055571</text:p>
          </table:table-cell>
          <table:table-cell office:value-type="float" office:value="198" calcext:value-type="float">
            <text:p>198</text:p>
          </table:table-cell>
          <table:table-cell office:value-type="float" office:value="0.789062" calcext:value-type="float">
            <text:p>0.789062</text:p>
          </table:table-cell>
          <table:table-cell office:value-type="float" office:value="100" calcext:value-type="float">
            <text:p>100</text:p>
          </table:table-cell>
          <table:table-cell office:value-type="float" office:value="2739.7" calcext:value-type="float">
            <text:p>2739.7</text:p>
          </table:table-cell>
          <table:table-cell office:value-type="float" office:value="387.657852" calcext:value-type="float">
            <text:p>387.657852</text:p>
          </table:table-cell>
          <table:table-cell office:value-type="float" office:value="99" calcext:value-type="float">
            <text:p>99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74" calcext:value-type="float">
            <text:p>4674</text:p>
          </table:table-cell>
          <table:table-cell office:value-type="float" office:value="180.417294" calcext:value-type="float">
            <text:p>180.417294</text:p>
          </table:table-cell>
          <table:table-cell office:value-type="float" office:value="300" calcext:value-type="float">
            <text:p>300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150" calcext:value-type="float">
            <text:p>150</text:p>
          </table:table-cell>
          <table:table-cell office:value-type="float" office:value="4546.7" calcext:value-type="float">
            <text:p>4546.7</text:p>
          </table:table-cell>
          <table:table-cell office:value-type="float" office:value="257.322385" calcext:value-type="float">
            <text:p>257.322385</text:p>
          </table:table-cell>
          <table:table-cell office:value-type="float" office:value="298" calcext:value-type="float">
            <text:p>298</text:p>
          </table:table-cell>
          <table:table-cell office:value-type="float" office:value="1.179688" calcext:value-type="float">
            <text:p>1.179688</text:p>
          </table:table-cell>
          <table:table-cell office:value-type="float" office:value="150" calcext:value-type="float">
            <text:p>150</text:p>
          </table:table-cell>
          <table:table-cell office:value-type="float" office:value="2969.4" calcext:value-type="float">
            <text:p>2969.4</text:p>
          </table:table-cell>
          <table:table-cell office:value-type="float" office:value="199.881565" calcext:value-type="float">
            <text:p>199.881565</text:p>
          </table:table-cell>
          <table:table-cell office:value-type="float" office:value="149" calcext:value-type="float">
            <text:p>149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63.6" calcext:value-type="float">
            <text:p>8863.6</text:p>
          </table:table-cell>
          <table:table-cell office:value-type="float" office:value="20459.413834" calcext:value-type="float">
            <text:p>20459.413834</text:p>
          </table:table-cell>
          <table:table-cell office:value-type="float" office:value="400" calcext:value-type="float">
            <text:p>400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200" calcext:value-type="float">
            <text:p>200</text:p>
          </table:table-cell>
          <table:table-cell office:value-type="float" office:value="1645.6" calcext:value-type="float">
            <text:p>1645.6</text:p>
          </table:table-cell>
          <table:table-cell office:value-type="float" office:value="1390.831205" calcext:value-type="float">
            <text:p>1390.831205</text:p>
          </table:table-cell>
          <table:table-cell office:value-type="float" office:value="398" calcext:value-type="float">
            <text:p>398</text:p>
          </table:table-cell>
          <table:table-cell office:value-type="float" office:value="1.570312" calcext:value-type="float">
            <text:p>1.570312</text:p>
          </table:table-cell>
          <table:table-cell office:value-type="float" office:value="200" calcext:value-type="float">
            <text:p>200</text:p>
          </table:table-cell>
          <table:table-cell office:value-type="float" office:value="1547.8" calcext:value-type="float">
            <text:p>1547.8</text:p>
          </table:table-cell>
          <table:table-cell office:value-type="float" office:value="1351.095245" calcext:value-type="float">
            <text:p>1351.095245</text:p>
          </table:table-cell>
          <table:table-cell office:value-type="float" office:value="199" calcext:value-type="float">
            <text:p>199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3.1" calcext:value-type="float">
            <text:p>1183.1</text:p>
          </table:table-cell>
          <table:table-cell office:value-type="float" office:value="70.65897" calcext:value-type="float">
            <text:p>70.65897</text:p>
          </table:table-cell>
          <table:table-cell office:value-type="float" office:value="500" calcext:value-type="float">
            <text:p>500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250" calcext:value-type="float">
            <text:p>250</text:p>
          </table:table-cell>
          <table:table-cell office:value-type="float" office:value="1070.4" calcext:value-type="float">
            <text:p>1070.4</text:p>
          </table:table-cell>
          <table:table-cell office:value-type="float" office:value="155.472956" calcext:value-type="float">
            <text:p>155.472956</text:p>
          </table:table-cell>
          <table:table-cell office:value-type="float" office:value="498" calcext:value-type="float">
            <text:p>498</text:p>
          </table:table-cell>
          <table:table-cell office:value-type="float" office:value="1.960938" calcext:value-type="float">
            <text:p>1.960938</text:p>
          </table:table-cell>
          <table:table-cell office:value-type="float" office:value="250" calcext:value-type="float">
            <text:p>250</text:p>
          </table:table-cell>
          <table:table-cell office:value-type="float" office:value="925.8" calcext:value-type="float">
            <text:p>925.8</text:p>
          </table:table-cell>
          <table:table-cell office:value-type="float" office:value="78.902218" calcext:value-type="float">
            <text:p>78.902218</text:p>
          </table:table-cell>
          <table:table-cell office:value-type="float" office:value="249" calcext:value-type="float">
            <text:p>249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62" calcext:value-type="float">
            <text:p>1262</text:p>
          </table:table-cell>
          <table:table-cell office:value-type="float" office:value="83.046975" calcext:value-type="float">
            <text:p>83.046975</text:p>
          </table:table-cell>
          <table:table-cell office:value-type="float" office:value="600" calcext:value-type="float">
            <text:p>600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300" calcext:value-type="float">
            <text:p>300</text:p>
          </table:table-cell>
          <table:table-cell office:value-type="float" office:value="1108.6" calcext:value-type="float">
            <text:p>1108.6</text:p>
          </table:table-cell>
          <table:table-cell office:value-type="float" office:value="85.03317" calcext:value-type="float">
            <text:p>85.03317</text:p>
          </table:table-cell>
          <table:table-cell office:value-type="float" office:value="598" calcext:value-type="float">
            <text:p>598</text:p>
          </table:table-cell>
          <table:table-cell office:value-type="float" office:value="2.351562" calcext:value-type="float">
            <text:p>2.351562</text:p>
          </table:table-cell>
          <table:table-cell office:value-type="float" office:value="300" calcext:value-type="float">
            <text:p>300</text:p>
          </table:table-cell>
          <table:table-cell office:value-type="float" office:value="939.6" calcext:value-type="float">
            <text:p>939.6</text:p>
          </table:table-cell>
          <table:table-cell office:value-type="float" office:value="51.915701" calcext:value-type="float">
            <text:p>51.915701</text:p>
          </table:table-cell>
          <table:table-cell office:value-type="float" office:value="299" calcext:value-type="float">
            <text:p>299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90.7" calcext:value-type="float">
            <text:p>1390.7</text:p>
          </table:table-cell>
          <table:table-cell office:value-type="float" office:value="307.126049" calcext:value-type="float">
            <text:p>307.126049</text:p>
          </table:table-cell>
          <table:table-cell office:value-type="float" office:value="700" calcext:value-type="float">
            <text:p>700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350" calcext:value-type="float">
            <text:p>350</text:p>
          </table:table-cell>
          <table:table-cell office:value-type="float" office:value="2213.9" calcext:value-type="float">
            <text:p>2213.9</text:p>
          </table:table-cell>
          <table:table-cell office:value-type="float" office:value="430.087538" calcext:value-type="float">
            <text:p>430.087538</text:p>
          </table:table-cell>
          <table:table-cell office:value-type="float" office:value="698" calcext:value-type="float">
            <text:p>698</text:p>
          </table:table-cell>
          <table:table-cell office:value-type="float" office:value="2.742188" calcext:value-type="float">
            <text:p>2.742188</text:p>
          </table:table-cell>
          <table:table-cell office:value-type="float" office:value="350" calcext:value-type="float">
            <text:p>350</text:p>
          </table:table-cell>
          <table:table-cell office:value-type="float" office:value="1215.8" calcext:value-type="float">
            <text:p>1215.8</text:p>
          </table:table-cell>
          <table:table-cell office:value-type="float" office:value="82.898492" calcext:value-type="float">
            <text:p>82.898492</text:p>
          </table:table-cell>
          <table:table-cell office:value-type="float" office:value="349" calcext:value-type="float">
            <text:p>349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8.2" calcext:value-type="float">
            <text:p>1448.2</text:p>
          </table:table-cell>
          <table:table-cell office:value-type="float" office:value="102.653592" calcext:value-type="float">
            <text:p>102.653592</text:p>
          </table:table-cell>
          <table:table-cell office:value-type="float" office:value="800" calcext:value-type="float">
            <text:p>800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400" calcext:value-type="float">
            <text:p>400</text:p>
          </table:table-cell>
          <table:table-cell office:value-type="float" office:value="1696.3" calcext:value-type="float">
            <text:p>1696.3</text:p>
          </table:table-cell>
          <table:table-cell office:value-type="float" office:value="316.757652" calcext:value-type="float">
            <text:p>316.757652</text:p>
          </table:table-cell>
          <table:table-cell office:value-type="float" office:value="798" calcext:value-type="float">
            <text:p>798</text:p>
          </table:table-cell>
          <table:table-cell office:value-type="float" office:value="3.132812" calcext:value-type="float">
            <text:p>3.132812</text:p>
          </table:table-cell>
          <table:table-cell office:value-type="float" office:value="400" calcext:value-type="float">
            <text:p>400</text:p>
          </table:table-cell>
          <table:table-cell office:value-type="float" office:value="1257.4" calcext:value-type="float">
            <text:p>1257.4</text:p>
          </table:table-cell>
          <table:table-cell office:value-type="float" office:value="143.144123" calcext:value-type="float">
            <text:p>143.144123</text:p>
          </table:table-cell>
          <table:table-cell office:value-type="float" office:value="399" calcext:value-type="float">
            <text:p>39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93.3" calcext:value-type="float">
            <text:p>1393.3</text:p>
          </table:table-cell>
          <table:table-cell office:value-type="float" office:value="111.285264" calcext:value-type="float">
            <text:p>111.285264</text:p>
          </table:table-cell>
          <table:table-cell office:value-type="float" office:value="900" calcext:value-type="float">
            <text:p>900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450" calcext:value-type="float">
            <text:p>450</text:p>
          </table:table-cell>
          <table:table-cell office:value-type="float" office:value="1620" calcext:value-type="float">
            <text:p>1620</text:p>
          </table:table-cell>
          <table:table-cell office:value-type="float" office:value="276.466996" calcext:value-type="float">
            <text:p>276.466996</text:p>
          </table:table-cell>
          <table:table-cell office:value-type="float" office:value="898" calcext:value-type="float">
            <text:p>898</text:p>
          </table:table-cell>
          <table:table-cell office:value-type="float" office:value="3.523438" calcext:value-type="float">
            <text:p>3.523438</text:p>
          </table:table-cell>
          <table:table-cell office:value-type="float" office:value="450" calcext:value-type="float">
            <text:p>450</text:p>
          </table:table-cell>
          <table:table-cell office:value-type="float" office:value="1402.4" calcext:value-type="float">
            <text:p>1402.4</text:p>
          </table:table-cell>
          <table:table-cell office:value-type="float" office:value="57.22447" calcext:value-type="float">
            <text:p>57.22447</text:p>
          </table:table-cell>
          <table:table-cell office:value-type="float" office:value="449" calcext:value-type="float">
            <text:p>449</text:p>
          </table:table-cell>
          <table:table-cell office:value-type="float" office:value="3.515625" calcext:value-type="float">
            <text:p>3.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9.2" calcext:value-type="float">
            <text:p>1449.2</text:p>
          </table:table-cell>
          <table:table-cell office:value-type="float" office:value="92.637789" calcext:value-type="float">
            <text:p>92.637789</text:p>
          </table:table-cell>
          <table:table-cell office:value-type="float" office:value="1000" calcext:value-type="float">
            <text:p>1000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500" calcext:value-type="float">
            <text:p>500</text:p>
          </table:table-cell>
          <table:table-cell office:value-type="float" office:value="1749.9" calcext:value-type="float">
            <text:p>1749.9</text:p>
          </table:table-cell>
          <table:table-cell office:value-type="float" office:value="111.20562" calcext:value-type="float">
            <text:p>111.20562</text:p>
          </table:table-cell>
          <table:table-cell office:value-type="float" office:value="998" calcext:value-type="float">
            <text:p>998</text:p>
          </table:table-cell>
          <table:table-cell office:value-type="float" office:value="3.914062" calcext:value-type="float">
            <text:p>3.914062</text:p>
          </table:table-cell>
          <table:table-cell office:value-type="float" office:value="500" calcext:value-type="float">
            <text:p>500</text:p>
          </table:table-cell>
          <table:table-cell office:value-type="float" office:value="1520.9" calcext:value-type="float">
            <text:p>1520.9</text:p>
          </table:table-cell>
          <table:table-cell office:value-type="float" office:value="65.52015" calcext:value-type="float">
            <text:p>65.52015</text:p>
          </table:table-cell>
          <table:table-cell office:value-type="float" office:value="499" calcext:value-type="float">
            <text:p>499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40.4" calcext:value-type="float">
            <text:p>1540.4</text:p>
          </table:table-cell>
          <table:table-cell office:value-type="float" office:value="48.51845" calcext:value-type="float">
            <text:p>48.51845</text:p>
          </table:table-cell>
          <table:table-cell office:value-type="float" office:value="1100" calcext:value-type="float">
            <text:p>1100</text:p>
          </table:table-cell>
          <table:table-cell office:value-type="float" office:value="8.601562" calcext:value-type="float">
            <text:p>8.601562</text:p>
          </table:table-cell>
          <table:table-cell office:value-type="float" office:value="550" calcext:value-type="float">
            <text:p>550</text:p>
          </table:table-cell>
          <table:table-cell office:value-type="float" office:value="1788.3" calcext:value-type="float">
            <text:p>1788.3</text:p>
          </table:table-cell>
          <table:table-cell office:value-type="float" office:value="178.198232" calcext:value-type="float">
            <text:p>178.198232</text:p>
          </table:table-cell>
          <table:table-cell office:value-type="float" office:value="1098" calcext:value-type="float">
            <text:p>1098</text:p>
          </table:table-cell>
          <table:table-cell office:value-type="float" office:value="4.304688" calcext:value-type="float">
            <text:p>4.304688</text:p>
          </table:table-cell>
          <table:table-cell office:value-type="float" office:value="550" calcext:value-type="float">
            <text:p>550</text:p>
          </table:table-cell>
          <table:table-cell office:value-type="float" office:value="1601.2" calcext:value-type="float">
            <text:p>1601.2</text:p>
          </table:table-cell>
          <table:table-cell office:value-type="float" office:value="55.509999" calcext:value-type="float">
            <text:p>55.509999</text:p>
          </table:table-cell>
          <table:table-cell office:value-type="float" office:value="549" calcext:value-type="float">
            <text:p>549</text:p>
          </table:table-cell>
          <table:table-cell office:value-type="float" office:value="4.296875" calcext:value-type="float">
            <text:p>4.296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30.7" calcext:value-type="float">
            <text:p>1730.7</text:p>
          </table:table-cell>
          <table:table-cell office:value-type="float" office:value="180.913819" calcext:value-type="float">
            <text:p>180.913819</text:p>
          </table:table-cell>
          <table:table-cell office:value-type="float" office:value="1200" calcext:value-type="float">
            <text:p>1200</text:p>
          </table:table-cell>
          <table:table-cell office:value-type="float" office:value="9.382812" calcext:value-type="float">
            <text:p>9.382812</text:p>
          </table:table-cell>
          <table:table-cell office:value-type="float" office:value="600" calcext:value-type="float">
            <text:p>600</text:p>
          </table:table-cell>
          <table:table-cell office:value-type="float" office:value="1960.4" calcext:value-type="float">
            <text:p>1960.4</text:p>
          </table:table-cell>
          <table:table-cell office:value-type="float" office:value="153.341579" calcext:value-type="float">
            <text:p>153.341579</text:p>
          </table:table-cell>
          <table:table-cell office:value-type="float" office:value="1198" calcext:value-type="float">
            <text:p>1198</text:p>
          </table:table-cell>
          <table:table-cell office:value-type="float" office:value="4.695312" calcext:value-type="float">
            <text:p>4.695312</text:p>
          </table:table-cell>
          <table:table-cell office:value-type="float" office:value="600" calcext:value-type="float">
            <text:p>600</text:p>
          </table:table-cell>
          <table:table-cell office:value-type="float" office:value="1793.3" calcext:value-type="float">
            <text:p>1793.3</text:p>
          </table:table-cell>
          <table:table-cell office:value-type="float" office:value="46.615555" calcext:value-type="float">
            <text:p>46.615555</text:p>
          </table:table-cell>
          <table:table-cell office:value-type="float" office:value="599" calcext:value-type="float">
            <text:p>599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21.2" calcext:value-type="float">
            <text:p>1621.2</text:p>
          </table:table-cell>
          <table:table-cell office:value-type="float" office:value="93.020213" calcext:value-type="float">
            <text:p>93.020213</text:p>
          </table:table-cell>
          <table:table-cell office:value-type="float" office:value="1300" calcext:value-type="float">
            <text:p>1300</text:p>
          </table:table-cell>
          <table:table-cell office:value-type="float" office:value="10.164062" calcext:value-type="float">
            <text:p>10.164062</text:p>
          </table:table-cell>
          <table:table-cell office:value-type="float" office:value="650" calcext:value-type="float">
            <text:p>650</text:p>
          </table:table-cell>
          <table:table-cell office:value-type="float" office:value="1956" calcext:value-type="float">
            <text:p>1956</text:p>
          </table:table-cell>
          <table:table-cell office:value-type="float" office:value="119.536605" calcext:value-type="float">
            <text:p>119.536605</text:p>
          </table:table-cell>
          <table:table-cell office:value-type="float" office:value="1298" calcext:value-type="float">
            <text:p>1298</text:p>
          </table:table-cell>
          <table:table-cell office:value-type="float" office:value="5.085938" calcext:value-type="float">
            <text:p>5.085938</text:p>
          </table:table-cell>
          <table:table-cell office:value-type="float" office:value="650" calcext:value-type="float">
            <text:p>650</text:p>
          </table:table-cell>
          <table:table-cell office:value-type="float" office:value="1910.1" calcext:value-type="float">
            <text:p>1910.1</text:p>
          </table:table-cell>
          <table:table-cell office:value-type="float" office:value="61.0286" calcext:value-type="float">
            <text:p>61.0286</text:p>
          </table:table-cell>
          <table:table-cell office:value-type="float" office:value="649" calcext:value-type="float">
            <text:p>649</text:p>
          </table:table-cell>
          <table:table-cell office:value-type="float" office:value="5.078125" calcext:value-type="float">
            <text:p>5.07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80.9" calcext:value-type="float">
            <text:p>1780.9</text:p>
          </table:table-cell>
          <table:table-cell office:value-type="float" office:value="60.170508" calcext:value-type="float">
            <text:p>60.170508</text:p>
          </table:table-cell>
          <table:table-cell office:value-type="float" office:value="1400" calcext:value-type="float">
            <text:p>1400</text:p>
          </table:table-cell>
          <table:table-cell office:value-type="float" office:value="10.945312" calcext:value-type="float">
            <text:p>10.945312</text:p>
          </table:table-cell>
          <table:table-cell office:value-type="float" office:value="700" calcext:value-type="float">
            <text:p>700</text:p>
          </table:table-cell>
          <table:table-cell office:value-type="float" office:value="2399.2" calcext:value-type="float">
            <text:p>2399.2</text:p>
          </table:table-cell>
          <table:table-cell office:value-type="float" office:value="135.227068" calcext:value-type="float">
            <text:p>135.227068</text:p>
          </table:table-cell>
          <table:table-cell office:value-type="float" office:value="1398" calcext:value-type="float">
            <text:p>1398</text:p>
          </table:table-cell>
          <table:table-cell office:value-type="float" office:value="5.476562" calcext:value-type="float">
            <text:p>5.476562</text:p>
          </table:table-cell>
          <table:table-cell office:value-type="float" office:value="700" calcext:value-type="float">
            <text:p>700</text:p>
          </table:table-cell>
          <table:table-cell office:value-type="float" office:value="2200.9" calcext:value-type="float">
            <text:p>2200.9</text:p>
          </table:table-cell>
          <table:table-cell office:value-type="float" office:value="110.732516" calcext:value-type="float">
            <text:p>110.732516</text:p>
          </table:table-cell>
          <table:table-cell office:value-type="float" office:value="699" calcext:value-type="float">
            <text:p>699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61.4" calcext:value-type="float">
            <text:p>1661.4</text:p>
          </table:table-cell>
          <table:table-cell office:value-type="float" office:value="74.529457" calcext:value-type="float">
            <text:p>74.529457</text:p>
          </table:table-cell>
          <table:table-cell office:value-type="float" office:value="1500" calcext:value-type="float">
            <text:p>1500</text:p>
          </table:table-cell>
          <table:table-cell office:value-type="float" office:value="11.726562" calcext:value-type="float">
            <text:p>11.726562</text:p>
          </table:table-cell>
          <table:table-cell office:value-type="float" office:value="750" calcext:value-type="float">
            <text:p>750</text:p>
          </table:table-cell>
          <table:table-cell office:value-type="float" office:value="2493" calcext:value-type="float">
            <text:p>2493</text:p>
          </table:table-cell>
          <table:table-cell office:value-type="float" office:value="111.25646" calcext:value-type="float">
            <text:p>111.25646</text:p>
          </table:table-cell>
          <table:table-cell office:value-type="float" office:value="1498" calcext:value-type="float">
            <text:p>1498</text:p>
          </table:table-cell>
          <table:table-cell office:value-type="float" office:value="5.867188" calcext:value-type="float">
            <text:p>5.867188</text:p>
          </table:table-cell>
          <table:table-cell office:value-type="float" office:value="750" calcext:value-type="float">
            <text:p>750</text:p>
          </table:table-cell>
          <table:table-cell office:value-type="float" office:value="2261.3" calcext:value-type="float">
            <text:p>2261.3</text:p>
          </table:table-cell>
          <table:table-cell office:value-type="float" office:value="43.712813" calcext:value-type="float">
            <text:p>43.712813</text:p>
          </table:table-cell>
          <table:table-cell office:value-type="float" office:value="749" calcext:value-type="float">
            <text:p>749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33.1" calcext:value-type="float">
            <text:p>4333.1</text:p>
          </table:table-cell>
          <table:table-cell office:value-type="float" office:value="7558.940593" calcext:value-type="float">
            <text:p>7558.940593</text:p>
          </table:table-cell>
          <table:table-cell office:value-type="float" office:value="1600" calcext:value-type="float">
            <text:p>1600</text:p>
          </table:table-cell>
          <table:table-cell office:value-type="float" office:value="12.507812" calcext:value-type="float">
            <text:p>12.507812</text:p>
          </table:table-cell>
          <table:table-cell office:value-type="float" office:value="800" calcext:value-type="float">
            <text:p>800</text:p>
          </table:table-cell>
          <table:table-cell office:value-type="float" office:value="2407.2" calcext:value-type="float">
            <text:p>2407.2</text:p>
          </table:table-cell>
          <table:table-cell office:value-type="float" office:value="162.31377" calcext:value-type="float">
            <text:p>162.31377</text:p>
          </table:table-cell>
          <table:table-cell office:value-type="float" office:value="1598" calcext:value-type="float">
            <text:p>1598</text:p>
          </table:table-cell>
          <table:table-cell office:value-type="float" office:value="6.257812" calcext:value-type="float">
            <text:p>6.257812</text:p>
          </table:table-cell>
          <table:table-cell office:value-type="float" office:value="800" calcext:value-type="float">
            <text:p>800</text:p>
          </table:table-cell>
          <table:table-cell office:value-type="float" office:value="4609.5" calcext:value-type="float">
            <text:p>4609.5</text:p>
          </table:table-cell>
          <table:table-cell office:value-type="float" office:value="6786.639172" calcext:value-type="float">
            <text:p>6786.639172</text:p>
          </table:table-cell>
          <table:table-cell office:value-type="float" office:value="799" calcext:value-type="float">
            <text:p>7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16.3" calcext:value-type="float">
            <text:p>1816.3</text:p>
          </table:table-cell>
          <table:table-cell office:value-type="float" office:value="101.340071" calcext:value-type="float">
            <text:p>101.340071</text:p>
          </table:table-cell>
          <table:table-cell office:value-type="float" office:value="1700" calcext:value-type="float">
            <text:p>1700</text:p>
          </table:table-cell>
          <table:table-cell office:value-type="float" office:value="13.289062" calcext:value-type="float">
            <text:p>13.289062</text:p>
          </table:table-cell>
          <table:table-cell office:value-type="float" office:value="850" calcext:value-type="float">
            <text:p>850</text:p>
          </table:table-cell>
          <table:table-cell office:value-type="float" office:value="2373.2" calcext:value-type="float">
            <text:p>2373.2</text:p>
          </table:table-cell>
          <table:table-cell office:value-type="float" office:value="69.727756" calcext:value-type="float">
            <text:p>69.727756</text:p>
          </table:table-cell>
          <table:table-cell office:value-type="float" office:value="1698" calcext:value-type="float">
            <text:p>1698</text:p>
          </table:table-cell>
          <table:table-cell office:value-type="float" office:value="6.648438" calcext:value-type="float">
            <text:p>6.648438</text:p>
          </table:table-cell>
          <table:table-cell office:value-type="float" office:value="850" calcext:value-type="float">
            <text:p>850</text:p>
          </table:table-cell>
          <table:table-cell office:value-type="float" office:value="2452.6" calcext:value-type="float">
            <text:p>2452.6</text:p>
          </table:table-cell>
          <table:table-cell office:value-type="float" office:value="54.3566" calcext:value-type="float">
            <text:p>54.3566</text:p>
          </table:table-cell>
          <table:table-cell office:value-type="float" office:value="849" calcext:value-type="float">
            <text:p>849</text:p>
          </table:table-cell>
          <table:table-cell office:value-type="float" office:value="6.640625" calcext:value-type="float">
            <text:p>6.640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51.8" calcext:value-type="float">
            <text:p>1851.8</text:p>
          </table:table-cell>
          <table:table-cell office:value-type="float" office:value="53.276261" calcext:value-type="float">
            <text:p>53.276261</text:p>
          </table:table-cell>
          <table:table-cell office:value-type="float" office:value="1800" calcext:value-type="float">
            <text:p>1800</text:p>
          </table:table-cell>
          <table:table-cell office:value-type="float" office:value="14.070312" calcext:value-type="float">
            <text:p>14.070312</text:p>
          </table:table-cell>
          <table:table-cell office:value-type="float" office:value="900" calcext:value-type="float">
            <text:p>900</text:p>
          </table:table-cell>
          <table:table-cell office:value-type="float" office:value="2752.3" calcext:value-type="float">
            <text:p>2752.3</text:p>
          </table:table-cell>
          <table:table-cell office:value-type="float" office:value="154.243995" calcext:value-type="float">
            <text:p>154.243995</text:p>
          </table:table-cell>
          <table:table-cell office:value-type="float" office:value="1798" calcext:value-type="float">
            <text:p>1798</text:p>
          </table:table-cell>
          <table:table-cell office:value-type="float" office:value="7.039062" calcext:value-type="float">
            <text:p>7.039062</text:p>
          </table:table-cell>
          <table:table-cell office:value-type="float" office:value="900" calcext:value-type="float">
            <text:p>900</text:p>
          </table:table-cell>
          <table:table-cell office:value-type="float" office:value="2627.5" calcext:value-type="float">
            <text:p>2627.5</text:p>
          </table:table-cell>
          <table:table-cell office:value-type="float" office:value="57.102102" calcext:value-type="float">
            <text:p>57.102102</text:p>
          </table:table-cell>
          <table:table-cell office:value-type="float" office:value="899" calcext:value-type="float">
            <text:p>899</text:p>
          </table:table-cell>
          <table:table-cell office:value-type="float" office:value="7.03125" calcext:value-type="float">
            <text:p>7.03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50.5" calcext:value-type="float">
            <text:p>2050.5</text:p>
          </table:table-cell>
          <table:table-cell office:value-type="float" office:value="134.470257" calcext:value-type="float">
            <text:p>134.470257</text:p>
          </table:table-cell>
          <table:table-cell office:value-type="float" office:value="1900" calcext:value-type="float">
            <text:p>1900</text:p>
          </table:table-cell>
          <table:table-cell office:value-type="float" office:value="14.851562" calcext:value-type="float">
            <text:p>14.851562</text:p>
          </table:table-cell>
          <table:table-cell office:value-type="float" office:value="950" calcext:value-type="float">
            <text:p>950</text:p>
          </table:table-cell>
          <table:table-cell office:value-type="float" office:value="2546.8" calcext:value-type="float">
            <text:p>2546.8</text:p>
          </table:table-cell>
          <table:table-cell office:value-type="float" office:value="62.556854" calcext:value-type="float">
            <text:p>62.556854</text:p>
          </table:table-cell>
          <table:table-cell office:value-type="float" office:value="1898" calcext:value-type="float">
            <text:p>1898</text:p>
          </table:table-cell>
          <table:table-cell office:value-type="float" office:value="7.429688" calcext:value-type="float">
            <text:p>7.429688</text:p>
          </table:table-cell>
          <table:table-cell office:value-type="float" office:value="950" calcext:value-type="float">
            <text:p>950</text:p>
          </table:table-cell>
          <table:table-cell office:value-type="float" office:value="2837.3" calcext:value-type="float">
            <text:p>2837.3</text:p>
          </table:table-cell>
          <table:table-cell office:value-type="float" office:value="74.29677" calcext:value-type="float">
            <text:p>74.29677</text:p>
          </table:table-cell>
          <table:table-cell office:value-type="float" office:value="949" calcext:value-type="float">
            <text:p>949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75.1" calcext:value-type="float">
            <text:p>1975.1</text:p>
          </table:table-cell>
          <table:table-cell office:value-type="float" office:value="66.561926" calcext:value-type="float">
            <text:p>66.561926</text:p>
          </table:table-cell>
          <table:table-cell office:value-type="float" office:value="2000" calcext:value-type="float">
            <text:p>2000</text:p>
          </table:table-cell>
          <table:table-cell office:value-type="float" office:value="15.632812" calcext:value-type="float">
            <text:p>15.632812</text:p>
          </table:table-cell>
          <table:table-cell office:value-type="float" office:value="1000" calcext:value-type="float">
            <text:p>1000</text:p>
          </table:table-cell>
          <table:table-cell office:value-type="float" office:value="3083.6" calcext:value-type="float">
            <text:p>3083.6</text:p>
          </table:table-cell>
          <table:table-cell office:value-type="float" office:value="186.334216" calcext:value-type="float">
            <text:p>186.334216</text:p>
          </table:table-cell>
          <table:table-cell office:value-type="float" office:value="1998" calcext:value-type="float">
            <text:p>1998</text:p>
          </table:table-cell>
          <table:table-cell office:value-type="float" office:value="7.820312" calcext:value-type="float">
            <text:p>7.820312</text:p>
          </table:table-cell>
          <table:table-cell office:value-type="float" office:value="1000" calcext:value-type="float">
            <text:p>1000</text:p>
          </table:table-cell>
          <table:table-cell office:value-type="float" office:value="2837.3" calcext:value-type="float">
            <text:p>2837.3</text:p>
          </table:table-cell>
          <table:table-cell office:value-type="float" office:value="58.161929" calcext:value-type="float">
            <text:p>58.161929</text:p>
          </table:table-cell>
          <table:table-cell office:value-type="float" office:value="999" calcext:value-type="float">
            <text:p>999</text:p>
          </table:table-cell>
          <table:table-cell office:value-type="float" office:value="7.8125" calcext:value-type="float">
            <text:p>7.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9T21:54:51.800232835</dc:date>
    <meta:editing-duration>PT9M40S</meta:editing-duration>
    <meta:editing-cycles>1</meta:editing-cycles>
    <meta:document-statistic meta:table-count="1" meta:cell-count="1992" meta:object-count="0"/>
  </office:meta>
</office:document-meta>
</file>